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0e64e93" style:font-style-asian="normal" style:font-style-complex="normal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2fc089" style:font-style-asian="normal" style:font-style-complex="normal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92d694" style:font-style-asian="normal" style:font-style-complex="normal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officeooo:paragraph-rsid="016e7072" style:font-style-asian="normal" style:font-style-complex="normal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2f10e" officeooo:paragraph-rsid="0132f10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7072" officeooo:paragraph-rsid="0172191a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8d82c5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2d694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05ba05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e49ea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/>
      <style:text-properties fo:color="#ffff00" officeooo:paragraph-rsid="00e64e93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e64e93" officeooo:paragraph-rsid="01703948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style:use-window-font-color="true" officeooo:paragraph-rsid="0182154a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64e93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72561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fo:background-color="#fffff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1adba1c" fo:background-color="#ffffff" style:font-weight-asian="bold" style:font-weight-complex="bold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officeooo:rsid="00e64e93" officeooo:paragraph-rsid="012beee4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tyle="italic" officeooo:paragraph-rsid="00e64e93" style:font-style-asian="italic" style:font-style-complex="italic"/>
    </style:style>
    <style:style style:name="P23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font-name="Times New Roman1" fo:font-size="16pt" fo:font-weight="bold" officeooo:paragraph-rsid="00eb2afe"/>
    </style:style>
    <style:style style:name="P24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officeooo:paragraph-rsid="00e72561"/>
    </style:style>
    <style:style style:name="P2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paragraph-rsid="00eb2afe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rsid="01a90768" officeooo:paragraph-rsid="01a90768" style:font-style-asian="normal" style:font-style-complex="normal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 officeooo:paragraph-rsid="00e72561"/>
    </style:style>
    <style:style style:name="P2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" fo:font-size="22pt" fo:language="it" fo:country="IT" fo:font-style="italic" fo:font-weight="normal" officeooo:rsid="015c9504" officeooo:paragraph-rsid="01229594" style:font-name-asian="Times New Roman1" style:font-size-asian="22pt" style:language-asian="zxx" style:country-asian="none" style:font-style-asian="italic" style:font-weight-asian="normal" style:font-name-complex="Times New Roman1" style:font-size-complex="22pt" style:language-complex="ar" style:country-complex="SA" style:font-style-complex="italic" style:font-weight-complex="normal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size="16pt" officeooo:paragraph-rsid="017aecd0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000000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18d82c5"/>
    </style:style>
    <style:style style:name="P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3f50cd" officeooo:paragraph-rsid="018d82c5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officeooo:paragraph-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182154a"/>
    </style:style>
    <style:style style:name="P35" style:family="paragraph" style:parent-style-name="Text_20_body" style:master-page-name="HTML">
      <style:paragraph-properties fo:margin-top="0in" fo:margin-bottom="0in" loext:contextual-spacing="false" fo:text-align="justify" style:justify-single-word="false" style:page-number="auto"/>
      <style:text-properties style:use-window-font-color="true" officeooo:paragraph-rsid="01964ed6"/>
    </style:style>
    <style:style style:name="P36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1665643"/>
    </style:style>
    <style:style style:name="P37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anguage="it" fo:country="IT" fo:font-style="normal" fo:font-weight="normal" officeooo:rsid="0155bf02" officeooo:paragraph-rsid="016215b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38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font-style="normal" fo:font-weight="normal" officeooo:rsid="00283f89" officeooo:paragraph-rsid="01a9076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9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size="16pt" officeooo:paragraph-rsid="01adba1c"/>
    </style:style>
    <style:style style:name="P40" style:family="paragraph" style:parent-style-name="Text_20_body" style:list-style-name="L1" style:master-page-name="">
      <loext:graphic-properties draw:fill="none"/>
      <style:paragraph-properties fo:margin-top="0in" fo:margin-bottom="0in" loext:contextual-spacing="false" fo:text-align="justify" style:justify-single-word="false" fo:orphans="2" fo:widows="2" style:page-number="auto" fo:background-color="transparent" style:writing-mode="lr-tb"/>
      <style:text-properties officeooo:paragraph-rsid="01835ef9"/>
    </style:style>
    <style:style style:name="P41" style:family="paragraph" style:parent-style-name="Text_20_body" style:list-style-name="L1">
      <loext:graphic-properties draw:fill="none"/>
      <style:paragraph-properties fo:margin-top="0in" fo:margin-bottom="0in" loext:contextual-spacing="false" fo:text-align="justify" style:justify-single-word="false" fo:orphans="2" fo:widows="2" fo:background-color="transparent" style:writing-mode="lr-tb"/>
      <style:text-properties officeooo:paragraph-rsid="01835ef9"/>
    </style:style>
    <style:style style:name="P42" style:family="paragraph" style:parent-style-name="Text_20_body" style:list-style-name="L1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officeooo:paragraph-rsid="01150676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43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1835ef9"/>
    </style:style>
    <style:style style:name="P44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0eb2afe"/>
    </style:style>
    <style:style style:name="P45" style:family="paragraph" style:parent-style-name="Text_20_body" style:list-style-name="L2">
      <style:paragraph-properties fo:margin-left="0.7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language="it" fo:country="IT" officeooo:paragraph-rsid="01835ef9"/>
    </style:style>
    <style:style style:name="P4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afacbd" officeooo:paragraph-rsid="01b33252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" style:family="text">
      <style:text-properties fo:font-variant="normal" fo:text-transform="none" style:font-name="Times New Roman1" fo:font-size="16pt" fo:letter-spacing="normal" fo:language="it" fo:country="IT" fo:font-style="normal" fo:font-weight="normal"/>
    </style:style>
    <style:style style:name="T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295042"/>
    </style:style>
    <style:style style:name="T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480c2"/>
    </style:style>
    <style:style style:name="T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84892"/>
    </style:style>
    <style:style style:name="T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de7942"/>
    </style:style>
    <style:style style:name="T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transparent" loext:char-shading-value="0"/>
    </style:style>
    <style:style style:name="T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1ee380" fo:background-color="transparent" loext:char-shading-value="0"/>
    </style:style>
    <style:style style:name="T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72191a" fo:background-color="transparent" loext:char-shading-value="0"/>
    </style:style>
    <style:style style:name="T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2235d"/>
    </style:style>
    <style:style style:name="T1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faab4"/>
    </style:style>
    <style:style style:name="T1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0582ca"/>
    </style:style>
    <style:style style:name="T1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style:font-style-asian="normal" style:font-style-complex="normal"/>
    </style:style>
    <style:style style:name="T1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/>
    </style:style>
    <style:style style:name="T1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bed5"/>
    </style:style>
    <style:style style:name="T1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82154a"/>
    </style:style>
    <style:style style:name="T1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#ffffff" loext:char-shading-value="0" style:font-style-asian="normal" style:font-style-complex="normal"/>
    </style:style>
    <style:style style:name="T1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b75061" fo:background-color="#ffffff" loext:char-shading-value="0" style:font-style-asian="normal" style:font-style-complex="normal"/>
    </style:style>
    <style:style style:name="T1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64ed6"/>
    </style:style>
    <style:style style:name="T1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5df6"/>
    </style:style>
    <style:style style:name="T2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6bd9"/>
    </style:style>
    <style:style style:name="T2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e49ea"/>
    </style:style>
    <style:style style:name="T22" style:family="text">
      <style:text-properties fo:font-variant="normal" fo:text-transform="none" style:font-name="Times New Roman1" fo:font-size="16pt" fo:letter-spacing="normal" fo:language="it" fo:country="IT" fo:font-style="normal" style:text-underline-style="none" fo:font-weight="normal" officeooo:rsid="0156798d" style:font-style-asian="normal" style:font-style-complex="normal"/>
    </style:style>
    <style:style style:name="T23" style:family="text">
      <style:text-properties fo:font-variant="normal" fo:text-transform="none" style:font-name="Times New Roman1" fo:font-size="16pt" fo:letter-spacing="normal" fo:language="it" fo:country="IT" fo:font-style="normal" style:text-underline-style="solid" style:text-underline-width="auto" style:text-underline-color="font-color" fo:font-weight="normal" officeooo:rsid="016e7072"/>
    </style:style>
    <style:style style:name="T24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style:font-style-asian="italic" style:font-style-complex="italic"/>
    </style:style>
    <style:style style:name="T25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9e49ea" style:font-style-asian="italic" style:font-style-complex="italic"/>
    </style:style>
    <style:style style:name="T26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fo:background-color="#ffff00" loext:char-shading-value="0"/>
    </style:style>
    <style:style style:name="T27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82154a" fo:background-color="#ffffff" loext:char-shading-value="0"/>
    </style:style>
    <style:style style:name="T28" style:family="text">
      <style:text-properties fo:font-variant="normal" fo:text-transform="none" style:font-name="Times New Roman1" fo:font-size="16pt" fo:letter-spacing="normal" fo:language="it" fo:country="IT" fo:font-weight="normal" officeooo:rsid="002c67cf"/>
    </style:style>
    <style:style style:name="T29" style:family="text">
      <style:text-properties fo:font-variant="normal" fo:text-transform="none" style:font-name="Times New Roman1" fo:font-size="16pt" fo:letter-spacing="normal" fo:language="it" fo:country="IT" fo:font-weight="normal" officeooo:rsid="00bebb9f"/>
    </style:style>
    <style:style style:name="T30" style:family="text">
      <style:text-properties fo:font-variant="normal" fo:text-transform="none" style:font-name="Times New Roman1" fo:font-size="16pt" fo:letter-spacing="normal" fo:language="it" fo:country="IT" fo:font-weight="normal" officeooo:rsid="00a26841"/>
    </style:style>
    <style:style style:name="T31" style:family="text">
      <style:text-properties fo:font-variant="normal" fo:text-transform="none" style:font-name="Times New Roman1" fo:font-size="16pt" fo:letter-spacing="normal" fo:language="it" fo:country="IT" fo:font-weight="normal" officeooo:rsid="00c07b60"/>
    </style:style>
    <style:style style:name="T32" style:family="text">
      <style:text-properties fo:font-variant="normal" fo:text-transform="none" style:font-name="Times New Roman1" fo:font-size="16pt" fo:letter-spacing="normal" fo:language="it" fo:country="IT" fo:font-weight="normal" officeooo:rsid="00d7385a"/>
    </style:style>
    <style:style style:name="T33" style:family="text">
      <style:text-properties fo:font-variant="normal" fo:text-transform="none" style:font-name="Times New Roman1" fo:font-size="16pt" fo:letter-spacing="normal" fo:language="it" fo:country="IT" fo:font-weight="normal" officeooo:rsid="00d6dcf9"/>
    </style:style>
    <style:style style:name="T34" style:family="text">
      <style:text-properties fo:font-variant="normal" fo:text-transform="none" style:font-name="Times New Roman1" fo:font-size="16pt" fo:letter-spacing="normal" fo:language="it" fo:country="IT" fo:font-weight="normal" officeooo:rsid="00d86c21"/>
    </style:style>
    <style:style style:name="T35" style:family="text">
      <style:text-properties fo:font-variant="normal" fo:text-transform="none" style:font-name="Times New Roman1" fo:font-size="16pt" fo:letter-spacing="normal" fo:language="it" fo:country="IT" fo:font-weight="normal" officeooo:rsid="00d6b4d2"/>
    </style:style>
    <style:style style:name="T36" style:family="text">
      <style:text-properties fo:font-variant="normal" fo:text-transform="none" style:font-name="Times New Roman1" fo:font-size="16pt" fo:letter-spacing="normal" fo:language="it" fo:country="IT" fo:font-weight="normal" officeooo:rsid="00d7f273"/>
    </style:style>
    <style:style style:name="T37" style:family="text">
      <style:text-properties fo:font-variant="normal" fo:text-transform="none" style:font-name="Times New Roman1" fo:font-size="16pt" fo:letter-spacing="normal" fo:language="it" fo:country="IT" fo:font-weight="normal" officeooo:rsid="00ddc1b0"/>
    </style:style>
    <style:style style:name="T38" style:family="text">
      <style:text-properties fo:font-variant="normal" fo:text-transform="none" style:font-name="Times New Roman1" fo:font-size="16pt" fo:letter-spacing="normal" fo:language="it" fo:country="IT" fo:font-weight="normal" officeooo:rsid="00deb14b"/>
    </style:style>
    <style:style style:name="T39" style:family="text">
      <style:text-properties fo:font-variant="normal" fo:text-transform="none" style:font-name="Times New Roman1" fo:font-size="16pt" fo:letter-spacing="normal" fo:language="it" fo:country="IT" fo:font-weight="normal" officeooo:rsid="00e72561"/>
    </style:style>
    <style:style style:name="T40" style:family="text">
      <style:text-properties fo:font-variant="normal" fo:text-transform="none" style:font-name="Times New Roman1" fo:font-size="16pt" fo:letter-spacing="normal" fo:language="it" fo:country="IT" fo:font-weight="normal" officeooo:rsid="0105ba05"/>
    </style:style>
    <style:style style:name="T41" style:family="text">
      <style:text-properties fo:font-variant="normal" fo:text-transform="none" style:font-name="Times New Roman1" fo:font-size="16pt" fo:letter-spacing="normal" fo:language="it" fo:country="IT" fo:font-weight="normal" officeooo:rsid="012cbc15"/>
    </style:style>
    <style:style style:name="T42" style:family="text">
      <style:text-properties fo:font-variant="normal" fo:text-transform="none" style:font-name="Times New Roman1" fo:font-size="16pt" fo:letter-spacing="normal" fo:language="it" fo:country="IT" fo:font-weight="normal" officeooo:rsid="01431e3b"/>
    </style:style>
    <style:style style:name="T43" style:family="text">
      <style:text-properties fo:font-variant="normal" fo:text-transform="none" style:font-name="Times New Roman1" fo:font-size="16pt" fo:letter-spacing="normal" fo:language="it" fo:country="IT" fo:font-weight="normal" officeooo:rsid="01443b40"/>
    </style:style>
    <style:style style:name="T44" style:family="text">
      <style:text-properties fo:font-variant="normal" fo:text-transform="none" style:font-name="Times New Roman1" fo:font-size="16pt" fo:letter-spacing="normal" fo:language="it" fo:country="IT" fo:font-weight="normal" officeooo:rsid="0156e152"/>
    </style:style>
    <style:style style:name="T45" style:family="text">
      <style:text-properties fo:font-variant="normal" fo:text-transform="none" style:font-name="Times New Roman1" fo:font-size="16pt" fo:letter-spacing="normal" fo:language="it" fo:country="IT" fo:font-weight="normal" officeooo:rsid="0182154a"/>
    </style:style>
    <style:style style:name="T46" style:family="text">
      <style:text-properties fo:font-variant="normal" fo:text-transform="none" style:font-name="Times New Roman1" fo:font-size="16pt" fo:letter-spacing="normal" fo:language="it" fo:country="IT" fo:font-weight="normal" officeooo:rsid="01a50118"/>
    </style:style>
    <style:style style:name="T47" style:family="text">
      <style:text-properties fo:font-variant="normal" fo:text-transform="none" style:font-name="Times New Roman1" fo:letter-spacing="normal" fo:language="it" fo:country="IT" fo:font-style="normal" fo:font-weight="normal" officeooo:rsid="0071a7e1" style:font-style-asian="normal" style:font-style-complex="normal"/>
    </style:style>
    <style:style style:name="T48" style:family="text">
      <style:text-properties fo:font-variant="normal" fo:text-transform="none" style:font-name="Times New Roman1" fo:letter-spacing="normal" fo:language="it" fo:country="IT" fo:font-style="normal" fo:font-weight="normal" officeooo:rsid="00a84892" style:font-style-asian="normal" style:font-style-complex="normal"/>
    </style:style>
    <style:style style:name="T49" style:family="text">
      <style:text-properties fo:font-variant="normal" fo:text-transform="none" style:font-name="Times New Roman1" fo:letter-spacing="normal" fo:language="it" fo:country="IT" fo:font-style="normal" fo:font-weight="normal" officeooo:rsid="00378ee1" style:font-style-asian="normal" style:font-style-complex="normal"/>
    </style:style>
    <style:style style:name="T50" style:family="text">
      <style:text-properties fo:font-variant="normal" fo:text-transform="none" style:font-name="Times New Roman1" fo:letter-spacing="normal" fo:language="it" fo:country="IT" fo:font-style="normal" fo:font-weight="normal" officeooo:rsid="0038c0eb" style:font-style-asian="normal" style:font-style-complex="normal"/>
    </style:style>
    <style:style style:name="T51" style:family="text">
      <style:text-properties fo:font-variant="normal" fo:text-transform="none" style:font-name="Times New Roman1" fo:letter-spacing="normal" fo:language="it" fo:country="IT" fo:font-style="normal" fo:font-weight="normal" officeooo:rsid="007794e6" style:font-style-asian="normal" style:font-style-complex="normal"/>
    </style:style>
    <style:style style:name="T52" style:family="text">
      <style:text-properties fo:font-variant="normal" fo:text-transform="none" style:font-name="Times New Roman1" fo:letter-spacing="normal" fo:language="it" fo:country="IT" fo:font-style="normal" fo:font-weight="normal" officeooo:rsid="012beee4" style:font-style-asian="normal" style:font-style-complex="normal"/>
    </style:style>
    <style:style style:name="T53" style:family="text">
      <style:text-properties fo:font-variant="normal" fo:text-transform="none" style:font-name="Times New Roman1" fo:language="it" fo:country="IT" fo:font-style="normal" fo:font-weight="normal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variant="normal" fo:text-transform="none" style:font-name="Times New Roman1" fo:language="it" fo:country="IT" fo:font-style="normal" fo:font-weight="normal" officeooo:rsid="01b3325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variant="normal" fo:text-transform="none" style:font-name="Times New Roman1" fo:language="it" fo:country="IT" fo:font-style="normal" fo:font-weight="normal" officeooo:rsid="01b47eae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variant="normal" fo:text-transform="none" style:font-name="Times New Roman1" fo:language="it" fo:country="IT" fo:font-style="normal" officeooo:rsid="01adba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fo:font-variant="normal" fo:text-transform="none" style:font-name="Times New Roman1" fo:language="it" fo:country="IT" fo:font-style="normal" officeooo:rsid="013f50c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fo:font-variant="normal" fo:text-transform="none" style:font-name="Times New Roman1" fo:language="it" fo:country="IT" fo:font-style="normal" officeooo:rsid="016d181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9" style:family="text">
      <style:text-properties fo:font-variant="normal" fo:text-transform="none" style:font-name="Times New Roman1" fo:language="it" fo:country="IT" fo:font-style="normal" officeooo:rsid="017476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0" style:family="text">
      <style:text-properties fo:font-variant="normal" fo:text-transform="none" style:font-name="Times New Roman1" fo:language="it" fo:country="IT" fo:font-style="normal" officeooo:rsid="0192a30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1" style:family="text">
      <style:text-properties fo:font-variant="normal" fo:text-transform="none" style:font-name="Courier New" fo:font-size="16pt" fo:letter-spacing="normal" fo:language="it" fo:country="IT" fo:font-weight="bold" officeooo:rsid="00a26841"/>
    </style:style>
    <style:style style:name="T62" style:family="text">
      <style:text-properties fo:font-variant="normal" fo:text-transform="none" style:font-name="Courier New" fo:font-size="16pt" fo:letter-spacing="normal" fo:language="it" fo:country="IT" fo:font-style="normal" fo:font-weight="bold" officeooo:rsid="0073cb78" style:font-style-asian="normal" style:font-style-complex="normal"/>
    </style:style>
    <style:style style:name="T63" style:family="text">
      <style:text-properties fo:font-variant="normal" fo:text-transform="none" style:font-name="Courier New" fo:font-size="16pt" fo:letter-spacing="normal" fo:language="it" fo:country="IT" fo:font-style="normal" fo:font-weight="bold" officeooo:rsid="00a26841" style:font-style-asian="normal" style:font-style-complex="normal"/>
    </style:style>
    <style:style style:name="T64" style:family="text">
      <style:text-properties fo:font-variant="normal" fo:text-transform="non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65" style:family="text">
      <style:text-properties fo:font-variant="normal" fo:text-transform="none" style:font-name="Courier New" fo:font-size="16pt" fo:letter-spacing="normal" fo:language="it" fo:country="IT" fo:font-style="normal" fo:font-weight="bold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66" style:family="text">
      <style:text-properties fo:font-variant="normal" fo:text-transform="none" style:font-name="Courier New" fo:letter-spacing="normal" fo:language="it" fo:country="IT" fo:font-style="normal" fo:font-weight="bold" officeooo:rsid="00a84892" style:font-style-asian="normal" style:font-style-complex="normal"/>
    </style:style>
    <style:style style:name="T67" style:family="text">
      <style:text-properties fo:font-variant="normal" fo:text-transform="none" style:font-name="Courier New" fo:letter-spacing="normal" fo:language="it" fo:country="IT" fo:font-style="normal" fo:font-weight="bold" officeooo:rsid="0073cb78" style:font-style-asian="normal" style:font-style-complex="normal"/>
    </style:style>
    <style:style style:name="T68" style:family="text">
      <style:text-properties fo:font-variant="normal" fo:text-transform="none" style:font-name="Courier New" fo:letter-spacing="normal" fo:language="it" fo:country="IT" fo:font-style="normal" fo:font-weight="bold" officeooo:rsid="010582ca" style:font-style-asian="normal" style:font-style-complex="normal"/>
    </style:style>
    <style:style style:name="T69" style:family="text">
      <style:text-properties fo:font-variant="normal" fo:text-transform="none" style:font-name="Courier New" fo:letter-spacing="normal" fo:language="it" fo:country="IT" fo:font-style="normal" fo:font-weight="bold" officeooo:rsid="016ebed5" style:font-style-asian="normal" style:font-style-complex="normal"/>
    </style:style>
    <style:style style:name="T70" style:family="text">
      <style:text-properties fo:font-variant="normal" fo:text-transform="none" style:font-name="Courier New" fo:letter-spacing="normal" fo:language="it" fo:country="IT" fo:font-style="normal" fo:font-weight="bold" officeooo:rsid="019e49ea" style:font-style-asian="normal" style:font-style-complex="normal"/>
    </style:style>
    <style:style style:name="T7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/>
    </style:style>
    <style:style style:name="T7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ae0f6" style:font-style-asian="normal" style:font-style-complex="normal"/>
    </style:style>
    <style:style style:name="T7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 style:font-style-asian="normal" style:font-style-complex="normal"/>
    </style:style>
    <style:style style:name="T7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style:font-style-asian="normal" style:font-style-complex="normal"/>
    </style:style>
    <style:style style:name="T7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08e4b" style:font-style-asian="normal" style:font-style-complex="normal"/>
    </style:style>
    <style:style style:name="T7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480c2" style:font-style-asian="normal" style:font-style-complex="normal"/>
    </style:style>
    <style:style style:name="T7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75a70" style:font-style-asian="normal" style:font-style-complex="normal"/>
    </style:style>
    <style:style style:name="T7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tyle-asian="normal" style:font-style-complex="normal"/>
    </style:style>
    <style:style style:name="T7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582ca" style:font-style-asian="normal" style:font-style-complex="normal"/>
    </style:style>
    <style:style style:name="T8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7b60c" style:font-style-asian="normal" style:font-style-complex="normal"/>
    </style:style>
    <style:style style:name="T8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a782d" style:font-style-asian="normal" style:font-style-complex="normal"/>
    </style:style>
    <style:style style:name="T8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6e152" style:font-style-asian="normal" style:font-style-complex="normal"/>
    </style:style>
    <style:style style:name="T8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tyle-asian="normal" style:font-style-complex="normal"/>
    </style:style>
    <style:style style:name="T8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tyle-asian="normal" style:font-style-complex="normal"/>
    </style:style>
    <style:style style:name="T8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tyle-asian="normal" style:font-style-complex="normal"/>
    </style:style>
    <style:style style:name="T8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tyle-asian="normal" style:font-style-complex="normal"/>
    </style:style>
    <style:style style:name="T8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tyle-asian="normal" style:font-style-complex="normal"/>
    </style:style>
    <style:style style:name="T8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ae289"/>
    </style:style>
    <style:style style:name="T9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/>
    </style:style>
    <style:style style:name="T9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78a6"/>
    </style:style>
    <style:style style:name="T9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8190"/>
    </style:style>
    <style:style style:name="T9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03b01"/>
    </style:style>
    <style:style style:name="T9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/>
    </style:style>
    <style:style style:name="T9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52b82"/>
    </style:style>
    <style:style style:name="T9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d27e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81c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ae8c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43b4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af6c3"/>
    </style:style>
    <style:style style:name="T10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d852cd" fo:background-color="transparent" loext:char-shading-value="0"/>
    </style:style>
    <style:style style:name="T11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6ea6" fo:background-color="transparent" loext:char-shading-value="0"/>
    </style:style>
    <style:style style:name="T11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/>
    </style:style>
    <style:style style:name="T11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978da" fo:background-color="transparent" loext:char-shading-value="0"/>
    </style:style>
    <style:style style:name="T11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062a2" fo:background-color="transparent" loext:char-shading-value="0"/>
    </style:style>
    <style:style style:name="T11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a081a" fo:background-color="transparent" loext:char-shading-value="0"/>
    </style:style>
    <style:style style:name="T11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bdba07" fo:background-color="transparent" loext:char-shading-value="0"/>
    </style:style>
    <style:style style:name="T11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/>
    </style:style>
    <style:style style:name="T11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1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8565f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1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723d8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2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2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 fo:background-color="transparent" loext:char-shading-value="0"/>
    </style:style>
    <style:style style:name="T12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32b57" fo:background-color="transparent" loext:char-shading-value="0"/>
    </style:style>
    <style:style style:name="T12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9204d" fo:background-color="transparent" loext:char-shading-value="0"/>
    </style:style>
    <style:style style:name="T12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b0639" fo:background-color="transparent" loext:char-shading-value="0"/>
    </style:style>
    <style:style style:name="T12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35ef9" fo:background-color="transparent" loext:char-shading-value="0"/>
    </style:style>
    <style:style style:name="T12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 fo:background-color="transparent" loext:char-shading-value="0"/>
    </style:style>
    <style:style style:name="T12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size-asian="12pt" style:language-asian="zxx" style:country-asian="none" style:font-size-complex="12pt" style:language-complex="ar" style:country-complex="SA"/>
    </style:style>
    <style:style style:name="T12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size-asian="12pt" style:language-asian="zxx" style:country-asian="none" style:font-size-complex="12pt" style:language-complex="ar" style:country-complex="SA"/>
    </style:style>
    <style:style style:name="T12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ize-complex="12pt" style:language-complex="ar" style:country-complex="SA"/>
    </style:style>
    <style:style style:name="T13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size-asian="12pt" style:language-asian="zxx" style:country-asian="none" style:font-size-complex="12pt" style:language-complex="ar" style:country-complex="SA"/>
    </style:style>
    <style:style style:name="T13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fef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cc4f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/>
    </style:style>
    <style:style style:name="T14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dd60a"/>
    </style:style>
    <style:style style:name="T14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/>
    </style:style>
    <style:style style:name="T14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2ad83"/>
    </style:style>
    <style:style style:name="T14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03c66"/>
    </style:style>
    <style:style style:name="T14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6dd89"/>
    </style:style>
    <style:style style:name="T14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227d9"/>
    </style:style>
    <style:style style:name="T15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660f8"/>
    </style:style>
    <style:style style:name="T15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5ef22"/>
    </style:style>
    <style:style style:name="T15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db2cb"/>
    </style:style>
    <style:style style:name="T15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/>
    </style:style>
    <style:style style:name="T15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b75061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6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/>
    </style:style>
    <style:style style:name="T16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/>
    </style:style>
    <style:style style:name="T16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/>
    </style:style>
    <style:style style:name="T16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/>
    </style:style>
    <style:style style:name="T16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999f"/>
    </style:style>
    <style:style style:name="T16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3a19c"/>
    </style:style>
    <style:style style:name="T16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0ca4f3a" style:font-weight-asian="bold" style:font-weight-complex="bold"/>
    </style:style>
    <style:style style:name="T16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bef89" style:font-weight-asian="bold" style:font-weight-complex="bold"/>
    </style:style>
    <style:style style:name="T16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d82c5" style:font-weight-asian="bold" style:font-weight-complex="bold"/>
    </style:style>
    <style:style style:name="T170" style:family="text">
      <style:text-properties fo:font-variant="normal" fo:text-transform="none" style:use-window-font-color="true" style:font-name="Times New Roman1" fo:font-size="16pt" fo:letter-spacing="normal" fo:language="it" fo:country="IT" fo:font-style="italic" fo:font-weight="normal" officeooo:rsid="015db2cb" style:font-style-asian="italic" style:font-style-complex="italic"/>
    </style:style>
    <style:style style:name="T17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3ea6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c39f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ca4f3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826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f3c7a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169b0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45be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e42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4608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0f4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a3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cfb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5ef2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c9b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e2a0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559a6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55f4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999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a554a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9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f50cd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97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ca4f3a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8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e75a7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9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18bef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00" style:family="text">
      <style:text-properties fo:font-variant="normal" fo:text-transform="none" style:use-window-font-color="true" style:font-name="Times New Roman1" fo:font-size="16pt" fo:language="it" fo:country="IT" fo:font-style="normal" style:text-underline-style="solid" style:text-underline-width="auto" style:text-underline-color="font-color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1" style:family="text">
      <style:text-properties fo:font-variant="normal" fo:text-transform="none" style:use-window-font-color="true" style:font-name="Times New Roman1" fo:font-size="16pt" fo:language="it" fo:country="IT" fo:font-style="italic" fo:font-weight="normal" officeooo:rsid="013f50cd" fo:background-color="#ffffff" loext:char-shading-value="0" style:font-name-asian="Times New Roman1" style:font-size-asian="12pt" style:language-asian="zxx" style:country-asian="none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02" style:family="text">
      <style:text-properties fo:font-variant="normal" fo:text-transform="none" style:use-window-font-color="true" style:font-name="Times New Roman1" fo:font-size="16pt" fo:font-style="normal" fo:font-weight="normal" fo:background-color="transparent" loext:char-shading-value="0"/>
    </style:style>
    <style:style style:name="T203" style:family="text">
      <style:text-properties fo:font-variant="normal" fo:text-transform="none" style:use-window-font-color="true" style:font-name="Times New Roman1" fo:font-size="16pt" fo:font-style="normal" fo:font-weight="normal" officeooo:rsid="013a554a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4" style:family="text">
      <style:text-properties fo:font-variant="normal" fo:text-transform="none" style:use-window-font-color="true" style:font-name="Times New Roman1" fo:font-size="16pt" fo:font-style="normal" fo:font-weight="normal" officeooo:rsid="00b2f90e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5" style:family="text">
      <style:text-properties fo:font-variant="normal" fo:text-transform="none" style:use-window-font-color="true" style:font-name="Times New Roman1" fo:font-size="16pt" fo:font-style="normal" fo:font-weight="normal" officeooo:rsid="013d7b12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6" style:family="text">
      <style:text-properties fo:font-variant="normal" fo:text-transform="none" style:use-window-font-color="true" style:font-name="Times New Roman1" fo:font-size="16pt" fo:font-style="normal" fo:font-weight="normal" officeooo:rsid="013f50cd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7" style:family="text">
      <style:text-properties fo:font-variant="normal" fo:text-transform="none" style:use-window-font-color="true" style:font-name="Times New Roman1" fo:font-style="normal" fo:font-weight="normal" officeooo:rsid="0016bd74"/>
    </style:style>
    <style:style style:name="T208" style:family="text">
      <style:text-properties fo:font-variant="normal" fo:text-transform="none" style:use-window-font-color="true" style:font-name="Times New Roman1" fo:font-style="normal" fo:font-weight="normal" officeooo:rsid="015c9504" style:font-style-asian="normal" style:font-style-complex="normal"/>
    </style:style>
    <style:style style:name="T209" style:family="text">
      <style:text-properties fo:font-variant="normal" fo:text-transform="none" style:use-window-font-color="true" style:font-name="Times New Roman1" fo:font-style="normal" fo:font-weight="normal" officeooo:rsid="01916f96" style:font-style-asian="normal" style:font-style-complex="normal"/>
    </style:style>
    <style:style style:name="T210" style:family="text">
      <style:text-properties fo:font-variant="normal" fo:text-transform="none" style:use-window-font-color="true" style:font-name="Times New Roman1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1" style:family="text">
      <style:text-properties fo:font-variant="normal" fo:text-transform="none" style:use-window-font-color="true" style:font-name="Times New Roman1" fo:font-style="normal" fo:font-weight="normal" officeooo:rsid="004dfd54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2" style:family="text">
      <style:text-properties fo:font-variant="normal" fo:text-transform="none" style:use-window-font-color="true" style:font-name="Times New Roman1" fo:font-style="italic" fo:font-weight="normal" officeooo:rsid="016d1814" style:font-style-asian="italic" style:font-style-complex="italic"/>
    </style:style>
    <style:style style:name="T213" style:family="text">
      <style:text-properties fo:font-variant="normal" fo:text-transform="none" style:use-window-font-color="true" style:font-name="Times New Roman1" fo:language="it" fo:country="IT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4" style:family="text">
      <style:text-properties fo:font-variant="normal" fo:text-transform="none" style:use-window-font-color="true" style:font-name="Times New Roman1" fo:language="it" fo:country="IT" fo:font-style="normal" fo:font-weight="normal" officeooo:rsid="0123e00e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5" style:family="text">
      <style:text-properties fo:font-variant="normal" fo:text-transform="none" style:use-window-font-color="true" style:font-name="Times New Roman1" fo:language="it" fo:country="IT" fo:font-style="normal" fo:font-weight="normal" officeooo:rsid="00f780bd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ae0f6" style:font-style-asian="normal" style:font-style-complex="normal"/>
    </style:style>
    <style:style style:name="T21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582ca" style:font-style-asian="normal" style:font-style-complex="normal"/>
    </style:style>
    <style:style style:name="T21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tyle-asian="normal" style:font-style-complex="normal"/>
    </style:style>
    <style:style style:name="T21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tyle-asian="normal" style:font-style-complex="normal"/>
    </style:style>
    <style:style style:name="T22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22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999f" style:font-style-asian="normal" style:font-style-complex="normal"/>
    </style:style>
    <style:style style:name="T22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3c0aa5"/>
    </style:style>
    <style:style style:name="T22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7fcd4" style:font-size-asian="12pt" style:language-asian="zxx" style:country-asian="none" style:font-size-complex="12pt" style:language-complex="ar" style:country-complex="SA"/>
    </style:style>
    <style:style style:name="T22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ize-asian="12pt" style:language-asian="zxx" style:country-asian="none" style:font-size-complex="12pt" style:language-complex="ar" style:country-complex="SA"/>
    </style:style>
    <style:style style:name="T22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ize-complex="12pt" style:language-complex="ar" style:country-complex="SA"/>
    </style:style>
    <style:style style:name="T22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bdba07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6dd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af7dd6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03b01"/>
    </style:style>
    <style:style style:name="T24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2ef68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cecc7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9ffc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4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/>
    </style:style>
    <style:style style:name="T24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/>
    </style:style>
    <style:style style:name="T24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/>
    </style:style>
    <style:style style:name="T25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/>
    </style:style>
    <style:style style:name="T251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0e854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3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4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style:use-window-font-color="true" style:font-name="Courier New" fo:font-size="16pt" fo:font-style="normal" fo:font-weight="bold" fo:background-color="transparent" loext:char-shading-value="0"/>
    </style:style>
    <style:style style:name="T256" style:family="text">
      <style:text-properties fo:font-variant="normal" fo:text-transform="none" style:use-window-font-color="true" style:font-name="Courier New" fo:font-size="16pt" fo:font-style="normal" fo:font-weight="bold" officeooo:rsid="0049d29b" fo:background-color="transparent" loext:char-shading-value="0"/>
    </style:style>
    <style:style style:name="T257" style:family="text">
      <style:text-properties fo:font-variant="normal" fo:text-transform="none" style:use-window-font-color="true" style:font-name="Courier New" fo:font-size="16pt" fo:font-style="normal" fo:font-weight="bold" officeooo:rsid="003c0aa5" fo:background-color="transparent" loext:char-shading-value="0"/>
    </style:style>
    <style:style style:name="T258" style:family="text">
      <style:text-properties fo:font-variant="normal" fo:text-transform="none" style:use-window-font-color="true" style:font-name="Courier New" fo:font-size="16pt" fo:font-style="normal" fo:font-weight="bold" officeooo:rsid="019e49ea" fo:background-color="transparent" loext:char-shading-value="0"/>
    </style:style>
    <style:style style:name="T259" style:family="text">
      <style:text-properties fo:font-variant="normal" fo:text-transform="none" style:use-window-font-color="true" style:font-name="Courier New" fo:font-size="16pt" fo:font-style="normal" fo:font-weight="bold" officeooo:rsid="019f6938" fo:background-color="transparent" loext:char-shading-value="0"/>
    </style:style>
    <style:style style:name="T260" style:family="text">
      <style:text-properties fo:font-variant="normal" fo:text-transform="none" style:use-window-font-color="true" style:font-name="Courier New" fo:language="it" fo:country="IT" fo:font-style="normal" fo:font-weight="bold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1" style:family="text">
      <style:text-properties fo:font-variant="normal" fo:text-transform="none" style:use-window-font-color="true" style:font-name="Courier New" fo:language="it" fo:country="IT" fo:font-style="normal" fo:font-weight="bold" officeooo:rsid="0041811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2" style:family="text">
      <style:text-properties fo:font-variant="normal" fo:text-transform="none" style:use-window-font-color="true" style:font-name="Courier New" fo:language="it" fo:country="IT" fo:font-style="normal" fo:font-weight="bold" officeooo:rsid="01748108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3" style:family="text">
      <style:text-properties fo:font-variant="normal" fo:text-transform="none" style:use-window-font-color="true" style:font-name="Courier New" fo:language="it" fo:country="IT" fo:font-style="normal" fo:font-weight="bold" officeooo:rsid="01a8aa1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4" style:family="text">
      <style:text-properties fo:font-variant="normal" fo:text-transform="none" style:use-window-font-color="true" style:font-name="Courier New" fo:language="it" fo:country="IT" fo:font-style="normal" fo:font-weight="bold" officeooo:rsid="0165610c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5" style:family="text">
      <style:text-properties fo:font-variant="normal" fo:text-transform="none" style:use-window-font-color="true" style:font-name="Courier New" fo:language="it" fo:country="IT" fo:font-style="normal" fo:font-weight="bold" officeooo:rsid="01a01d6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6" style:family="text">
      <style:text-properties fo:font-variant="normal" fo:text-transform="none" style:use-window-font-color="true" style:font-name="Courier New" fo:language="it" fo:country="IT" fo:font-style="normal" fo:font-weight="bold" officeooo:rsid="0173ecf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7" style:family="text">
      <style:text-properties fo:font-variant="normal" fo:text-transform="none" style:use-window-font-color="true" style:font-name="Courier New" fo:language="it" fo:country="IT" fo:font-style="normal" fo:font-weight="bold" officeooo:rsid="00283f8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8" style:family="text">
      <style:text-properties fo:font-variant="normal" fo:text-transform="none" style:use-window-font-color="true" style:font-name="Courier New" fo:language="it" fo:country="IT" fo:font-style="normal" style:text-underline-style="none" fo:font-weight="bold" officeooo:rsid="019e49ea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9" style:family="text">
      <style:text-properties fo:font-variant="normal" fo:text-transform="none" style:use-window-font-color="true" style:font-name="Courier New" fo:letter-spacing="normal" fo:language="it" fo:country="IT" fo:font-style="normal" fo:font-weight="bold" officeooo:rsid="003f923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70" style:family="text">
      <style:text-properties fo:font-variant="normal" fo:text-transform="none" style:use-window-font-color="true" fo:font-size="16pt"/>
    </style:style>
    <style:style style:name="T271" style:family="text">
      <style:text-properties fo:font-variant="normal" fo:text-transform="none" style:use-window-font-color="true" fo:font-size="16pt" fo:font-style="normal" fo:font-weight="normal"/>
    </style:style>
    <style:style style:name="T272" style:family="text">
      <style:text-properties fo:font-variant="normal" fo:text-transform="none" style:use-window-font-color="true" fo:font-size="16pt" fo:font-style="normal" fo:font-weight="normal" officeooo:rsid="00eb2afe"/>
    </style:style>
    <style:style style:name="T273" style:family="text">
      <style:text-properties fo:font-variant="normal" fo:text-transform="none" style:use-window-font-color="true" fo:font-size="16pt" fo:background-color="transparent" loext:char-shading-value="0"/>
    </style:style>
    <style:style style:name="T274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5c39f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5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87fc05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6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3ecf3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7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932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8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ca49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9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9e999f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80" style:family="text">
      <style:text-properties fo:font-variant="normal" fo:text-transform="none" style:use-window-font-color="true" style:font-name="Times New Roman" fo:font-size="16pt" fo:letter-spacing="normal" fo:language="it" fo:country="IT" fo:font-style="normal" fo:font-weight="normal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81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11853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2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31bddb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3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4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5" style:family="text">
      <style:text-properties fo:font-variant="normal" fo:text-transform="none" style:font-name="Courier New1" fo:language="it" fo:country="IT" fo:font-style="normal" officeooo:rsid="01b33252" style:font-name-asian="Times New Roman1" style:language-asian="zxx" style:country-asian="none" style:font-name-complex="Times New Roman1" style:language-complex="ar" style:country-complex="SA"/>
    </style:style>
    <style:style style:name="T286" style:family="text">
      <style:text-properties fo:font-variant="normal" fo:text-transform="none" style:font-name="Monospace" fo:language="it" fo:country="IT" fo:font-style="normal" fo:font-weight="normal" officeooo:rsid="01b33252" fo:background-color="#e8f2fe" loext:char-shading-value="0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287" style:family="text">
      <style:text-properties fo:font-weight="bold"/>
    </style:style>
    <style:style style:name="T288" style:family="text">
      <style:text-properties fo:font-weight="bold" officeooo:rsid="015c9504"/>
    </style:style>
    <style:style style:name="T289" style:family="text">
      <style:text-properties fo:font-weight="bold" officeooo:rsid="016314a0"/>
    </style:style>
    <style:style style:name="T290" style:family="text">
      <style:text-properties fo:font-weight="bold" officeooo:rsid="01b19181"/>
    </style:style>
    <style:style style:name="T291" style:family="text">
      <style:text-properties style:font-name="Courier New" fo:language="it" fo:country="IT" fo:font-weight="bold" officeooo:rsid="003c0aa5" style:font-weight-asian="normal" style:font-weight-complex="normal"/>
    </style:style>
    <style:style style:name="T292" style:family="text">
      <style:text-properties style:font-name="Courier New" fo:language="it" fo:country="IT" fo:font-weight="bold" officeooo:rsid="019e49ea" style:font-weight-asian="normal" style:font-weight-complex="normal"/>
    </style:style>
    <style:style style:name="T293" style:family="text">
      <style:text-properties style:font-name="Courier New" fo:font-weight="bold" officeooo:rsid="0182154a"/>
    </style:style>
    <style:style style:name="T294" style:family="text">
      <style:text-properties fo:language="it" fo:country="IT" officeooo:rsid="0049d29b" style:font-weight-asian="normal" style:font-weight-complex="normal"/>
    </style:style>
    <style:style style:name="T295" style:family="text">
      <style:text-properties fo:language="it" fo:country="IT" officeooo:rsid="01201f37" style:font-weight-asian="normal" style:font-weight-complex="normal"/>
    </style:style>
    <style:style style:name="T296" style:family="text">
      <style:text-properties fo:language="it" fo:country="IT" officeooo:rsid="00b2f90e" style:font-weight-asian="normal" style:font-weight-complex="normal"/>
    </style:style>
    <style:style style:name="T297" style:family="text">
      <style:text-properties style:use-window-font-color="true" fo:font-size="16pt"/>
    </style:style>
    <style:style style:name="T298" style:family="text">
      <style:text-properties style:use-window-font-color="true" fo:font-size="16pt" fo:language="it" fo:country="IT"/>
    </style:style>
    <style:style style:name="T299" style:family="text">
      <style:text-properties style:use-window-font-color="true" fo:font-size="16pt" fo:language="it" fo:country="IT" officeooo:rsid="0049d29b"/>
    </style:style>
    <style:style style:name="T300" style:family="text">
      <style:text-properties style:use-window-font-color="true" fo:font-size="16pt" fo:language="it" fo:country="IT" officeooo:rsid="003c0aa5"/>
    </style:style>
    <style:style style:name="T301" style:family="text">
      <style:text-properties style:use-window-font-color="true" fo:font-size="16pt" fo:language="it" fo:country="IT" officeooo:rsid="004ba717"/>
    </style:style>
    <style:style style:name="T302" style:family="text">
      <style:text-properties style:use-window-font-color="true" fo:font-size="16pt" fo:language="it" fo:country="IT" officeooo:rsid="00cbd2ef"/>
    </style:style>
    <style:style style:name="T303" style:family="text">
      <style:text-properties style:use-window-font-color="true" fo:font-size="16pt" fo:language="it" fo:country="IT" officeooo:rsid="00eb2afe"/>
    </style:style>
    <style:style style:name="T304" style:family="text">
      <style:text-properties style:use-window-font-color="true" fo:font-size="16pt" fo:language="it" fo:country="IT" officeooo:rsid="01169b09"/>
    </style:style>
    <style:style style:name="T305" style:family="text">
      <style:text-properties style:use-window-font-color="true" fo:font-size="16pt" fo:language="it" fo:country="IT" officeooo:rsid="01346089"/>
    </style:style>
    <style:style style:name="T306" style:family="text">
      <style:text-properties style:use-window-font-color="true" fo:font-size="16pt" fo:language="it" fo:country="IT" officeooo:rsid="01389da9"/>
    </style:style>
    <style:style style:name="T307" style:family="text">
      <style:text-properties style:use-window-font-color="true" fo:font-size="16pt" fo:language="it" fo:country="IT" officeooo:rsid="0145ef22"/>
    </style:style>
    <style:style style:name="T308" style:family="text">
      <style:text-properties style:use-window-font-color="true" fo:font-size="16pt" fo:language="it" fo:country="IT" officeooo:rsid="0165c8cb"/>
    </style:style>
    <style:style style:name="T309" style:family="text">
      <style:text-properties style:use-window-font-color="true" fo:font-size="16pt" fo:language="it" fo:country="IT" officeooo:rsid="0173ecf3"/>
    </style:style>
    <style:style style:name="T310" style:family="text">
      <style:text-properties style:use-window-font-color="true" fo:font-size="16pt" fo:language="it" fo:country="IT" style:text-underline-style="solid" style:text-underline-width="auto" style:text-underline-color="font-color" officeooo:rsid="01835ef9"/>
    </style:style>
    <style:style style:name="T311" style:family="text">
      <style:text-properties style:use-window-font-color="true" fo:font-size="16pt" fo:language="it" fo:country="IT" style:text-underline-style="solid" style:text-underline-width="auto" style:text-underline-color="font-color" officeooo:rsid="01389da9"/>
    </style:style>
    <style:style style:name="T312" style:family="text">
      <style:text-properties style:use-window-font-color="true" fo:font-size="16pt" fo:language="it" fo:country="IT" officeooo:rsid="01902ed8"/>
    </style:style>
    <style:style style:name="T313" style:family="text">
      <style:text-properties style:use-window-font-color="true" fo:font-size="16pt" fo:language="it" fo:country="IT" officeooo:rsid="019e999f"/>
    </style:style>
    <style:style style:name="T314" style:family="text">
      <style:text-properties style:use-window-font-color="true" fo:font-size="16pt" fo:language="it" fo:country="IT" officeooo:rsid="01a6c405"/>
    </style:style>
    <style:style style:name="T315" style:family="text">
      <style:text-properties style:use-window-font-color="true" fo:font-size="16pt" fo:language="it" fo:country="IT" officeooo:rsid="01a90768"/>
    </style:style>
    <style:style style:name="T316" style:family="text">
      <style:text-properties style:use-window-font-color="true" fo:font-size="16pt" fo:language="it" fo:country="IT" officeooo:rsid="01a98199"/>
    </style:style>
    <style:style style:name="T317" style:family="text">
      <style:text-properties style:use-window-font-color="true" style:font-name="Courier New" fo:font-size="16pt" fo:language="it" fo:country="IT" fo:font-weight="bold"/>
    </style:style>
    <style:style style:name="T318" style:family="text">
      <style:text-properties style:use-window-font-color="true" style:font-name="Courier New" fo:font-size="16pt" fo:language="it" fo:country="IT" fo:font-weight="bold" officeooo:rsid="00283f89"/>
    </style:style>
    <style:style style:name="T319" style:family="text">
      <style:text-properties style:use-window-font-color="true" style:font-name="Courier New" fo:font-size="16pt" fo:language="it" fo:country="IT" fo:font-weight="bold" officeooo:rsid="0049d29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0" style:family="text">
      <style:text-properties style:use-window-font-color="true" style:font-name="Courier New" fo:font-size="16pt" fo:language="it" fo:country="IT" fo:font-weight="bold" officeooo:rsid="00cbd2e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1" style:family="text">
      <style:text-properties style:use-window-font-color="true" style:font-name="Courier New" fo:font-size="16pt" fo:language="it" fo:country="IT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2" style:family="text">
      <style:text-properties style:use-window-font-color="true" style:font-name="Courier New" fo:font-size="16pt" fo:language="it" fo:country="IT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3" style:family="text">
      <style:text-properties style:use-window-font-color="true" style:font-name="Courier New" fo:font-size="16pt" fo:language="it" fo:country="IT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4" style:family="text">
      <style:text-properties style:use-window-font-color="true" style:font-name="Courier New" fo:font-size="16pt" fo:language="it" fo:country="IT" fo:font-weight="bold" officeooo:rsid="01229594"/>
    </style:style>
    <style:style style:name="T325" style:family="text">
      <style:text-properties style:use-window-font-color="true" style:font-name="Courier New" fo:font-size="16pt" fo:language="it" fo:country="IT" fo:font-weight="bold" officeooo:rsid="0165610c"/>
    </style:style>
    <style:style style:name="T326" style:family="text">
      <style:text-properties style:use-window-font-color="true" style:font-name="Courier New" fo:font-size="16pt" fo:language="it" fo:country="IT" fo:font-weight="bold" officeooo:rsid="0173ecf3"/>
    </style:style>
    <style:style style:name="T327" style:family="text">
      <style:text-properties style:use-window-font-color="true" style:font-name="Courier New" fo:font-size="16pt" fo:language="it" fo:country="IT" fo:font-weight="bold" officeooo:rsid="01a01d69"/>
    </style:style>
    <style:style style:name="T328" style:family="text">
      <style:text-properties style:use-window-font-color="true" style:font-name="Courier New" fo:font-size="16pt" fo:language="it" fo:country="IT" fo:font-weight="bold" officeooo:rsid="019e999f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9" style:family="text">
      <style:text-properties style:use-window-font-color="true" style:font-name="Courier New" fo:font-size="16pt" fo:language="it" fo:country="IT" fo:font-weight="bold" officeooo:rsid="0174763b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0" style:family="text">
      <style:text-properties style:use-window-font-color="true" style:font-name="Courier New" fo:font-size="16pt" fo:language="it" fo:country="IT" fo:font-weight="bold" officeooo:rsid="018bef8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1" style:family="text">
      <style:text-properties style:use-window-font-color="true" style:font-name="Courier New" fo:font-size="16pt" fo:language="it" fo:country="I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2" style:family="text">
      <style:text-properties style:use-window-font-color="true" style:font-name="Courier New" fo:font-size="16pt" fo:language="it" fo:country="IT" fo:font-weight="bold" officeooo:rsid="01a8aa19"/>
    </style:style>
    <style:style style:name="T333" style:family="text">
      <style:text-properties style:use-window-font-color="true" style:font-name="Courier New" fo:font-size="16pt" fo:language="it" fo:country="IT" fo:font-weight="bold" officeooo:rsid="01a90768"/>
    </style:style>
    <style:style style:name="T334" style:family="text">
      <style:text-properties style:use-window-font-color="true" style:font-name="Courier New" fo:font-size="16pt" fo:language="it" fo:country="IT" style:text-underline-style="none" fo:font-weight="bold" officeooo:rsid="019e49ea"/>
    </style:style>
    <style:style style:name="T335" style:family="text">
      <style:text-properties style:use-window-font-color="true" style:font-name="Courier New" fo:font-size="16pt" fo:font-weight="bold" fo:background-color="#ffffff" loext:char-shading-value="0"/>
    </style:style>
    <style:style style:name="T336" style:family="text">
      <style:text-properties style:use-window-font-color="true" style:font-name="Courier New" fo:font-size="16p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7" style:family="text">
      <style:text-properties style:use-window-font-color="true" style:font-name="Courier New" fo:font-size="16pt" fo:font-weight="bold" officeooo:rsid="017734b9" fo:background-color="#ffffff" loext:char-shading-value="0"/>
    </style:style>
    <style:style style:name="T338" style:family="text">
      <style:text-properties style:use-window-font-color="true" style:font-name="Courier New" fo:font-size="16pt" fo:font-weight="bold" officeooo:rsid="0097e37e" fo:background-color="#ffffff" loext:char-shading-value="0"/>
    </style:style>
    <style:style style:name="T339" style:family="text">
      <style:text-properties style:use-window-font-color="true" style:font-name="Courier New" fo:font-size="16pt" fo:font-weight="bold" officeooo:rsid="01a3a19c" fo:background-color="#ffffff" loext:char-shading-value="0"/>
    </style:style>
    <style:style style:name="T340" style:family="text">
      <style:text-properties style:use-window-font-color="true" style:font-name="Times New Roman1" fo:font-size="16pt" fo:language="it" fo:country="IT" fo:font-weight="bol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41" style:family="text">
      <style:text-properties style:use-window-font-color="true" style:font-name="Times New Roman1" fo:font-size="16pt" fo:font-weight="normal" fo:background-color="#ffffff" loext:char-shading-value="0"/>
    </style:style>
    <style:style style:name="T342" style:family="text">
      <style:text-properties style:use-window-font-color="true" style:font-name="Times New Roman1" fo:font-size="16pt" fo:font-weight="normal" officeooo:rsid="013a554a" fo:background-color="#ffffff" loext:char-shading-value="0"/>
    </style:style>
    <style:style style:name="T343" style:family="text">
      <style:text-properties style:use-window-font-color="true" style:font-name="Times New Roman1" fo:font-size="16pt" fo:font-weight="normal" officeooo:rsid="013a782d" fo:background-color="#ffffff" loext:char-shading-value="0"/>
    </style:style>
    <style:style style:name="T344" style:family="text">
      <style:text-properties style:use-window-font-color="true" style:font-name="Times New Roman1" fo:font-size="16pt" fo:font-weight="normal" officeooo:rsid="013f50cd" fo:background-color="#ffffff" loext:char-shading-value="0"/>
    </style:style>
    <style:style style:name="T345" style:family="text">
      <style:text-properties style:use-window-font-color="true" style:font-name="Times New Roman1" fo:font-size="16pt" fo:font-weight="normal" officeooo:rsid="018d82c5" fo:background-color="#ffffff" loext:char-shading-value="0"/>
    </style:style>
    <style:style style:name="T346" style:family="text">
      <style:text-properties style:use-window-font-color="true" style:font-name="Times New Roman1" fo:font-size="16pt" fo:font-weight="normal" officeooo:rsid="00965067" fo:background-color="#ffffff" loext:char-shading-value="0"/>
    </style:style>
    <style:style style:name="T347" style:family="text">
      <style:text-properties style:use-window-font-color="true" style:font-name="Times New Roman1" fo:font-size="16pt" fo:font-weight="normal" officeooo:rsid="009473f8" fo:background-color="#ffffff" loext:char-shading-value="0"/>
    </style:style>
    <style:style style:name="T348" style:family="text">
      <style:text-properties style:use-window-font-color="true" style:font-name="Times New Roman1" fo:font-size="16pt" fo:font-weight="normal" officeooo:rsid="01a3a19c" fo:background-color="#ffffff" loext:char-shading-value="0"/>
    </style:style>
    <style:style style:name="T349" style:family="text">
      <style:text-properties style:use-window-font-color="true" style:font-name="Times New Roman1" fo:font-size="16pt" fo:font-style="italic" fo:font-weight="normal" officeooo:rsid="00965067" fo:background-color="#ffffff" loext:char-shading-value="0" style:font-style-asian="italic" style:font-style-complex="italic"/>
    </style:style>
    <style:style style:name="T350" style:family="text">
      <style:text-properties style:use-window-font-color="true" style:font-name="Times New Roman1" fo:font-size="16pt" fo:font-style="normal" fo:font-weight="normal" fo:background-color="#ffffff" loext:char-shading-value="0" style:font-style-asian="normal" style:font-style-complex="normal"/>
    </style:style>
    <style:style style:name="T351" style:family="text">
      <style:text-properties style:use-window-font-color="true" style:font-name="Times New Roman1" fo:font-size="16pt" fo:font-style="normal" fo:font-weight="normal" officeooo:rsid="00965067" fo:background-color="#ffffff" loext:char-shading-value="0" style:font-style-asian="normal" style:font-style-complex="normal"/>
    </style:style>
    <style:style style:name="T352" style:family="text">
      <style:text-properties style:use-window-font-color="true" officeooo:rsid="0041b5c9"/>
    </style:style>
    <style:style style:name="T353" style:family="text">
      <style:text-properties style:use-window-font-color="true" officeooo:rsid="00938994"/>
    </style:style>
    <style:style style:name="T354" style:family="text">
      <style:text-properties style:use-window-font-color="true" officeooo:rsid="015ee68b"/>
    </style:style>
    <style:style style:name="T355" style:family="text">
      <style:text-properties style:use-window-font-color="true" officeooo:rsid="01748108"/>
    </style:style>
    <style:style style:name="T356" style:family="text">
      <style:text-properties style:use-window-font-color="true" officeooo:rsid="017aecd0"/>
    </style:style>
    <style:style style:name="T357" style:family="text">
      <style:text-properties style:use-window-font-color="true" officeooo:rsid="01835ef9"/>
    </style:style>
    <style:style style:name="T358" style:family="text">
      <style:text-properties style:use-window-font-color="true" officeooo:rsid="01902ed8"/>
    </style:style>
    <style:style style:name="T359" style:family="text">
      <style:text-properties style:use-window-font-color="true" officeooo:rsid="019e49ea"/>
    </style:style>
    <style:style style:name="T360" style:family="text">
      <style:text-properties style:use-window-font-color="true" officeooo:rsid="01a8aa19"/>
    </style:style>
    <style:style style:name="T361" style:family="text">
      <style:text-properties style:use-window-font-color="true" officeooo:rsid="01aa33a1"/>
    </style:style>
    <style:style style:name="T362" style:family="text">
      <style:text-properties style:use-window-font-color="true" officeooo:rsid="01adba1c"/>
    </style:style>
    <style:style style:name="T363" style:family="text">
      <style:text-properties officeooo:rsid="011732ca"/>
    </style:style>
    <style:style style:name="T364" style:family="text">
      <style:text-properties officeooo:rsid="016314a0"/>
    </style:style>
    <style:style style:name="T365" style:family="text">
      <style:text-properties officeooo:rsid="018d82c5"/>
    </style:style>
    <style:style style:name="T366" style:family="text">
      <style:text-properties officeooo:rsid="0192a307"/>
    </style:style>
    <style:style style:name="T367" style:family="text">
      <style:text-properties officeooo:rsid="00a8dce7"/>
    </style:style>
    <style:style style:name="T368" style:family="text">
      <style:text-properties officeooo:rsid="016ebed5"/>
    </style:style>
    <style:style style:name="T369" style:family="text">
      <style:text-properties officeooo:rsid="002cecc7"/>
    </style:style>
    <style:style style:name="T370" style:family="text">
      <style:text-properties style:font-name="Courier New1" fo:font-weight="bold" officeooo:rsid="019e49ea" style:font-weight-asian="bold" style:font-weight-complex="bold"/>
    </style:style>
    <style:style style:name="T371" style:family="text">
      <style:text-properties officeooo:rsid="0105ba05"/>
    </style:style>
    <style:style style:name="T372" style:family="text">
      <style:text-properties officeooo:rsid="019e999f"/>
    </style:style>
    <style:style style:name="T373" style:family="text">
      <style:text-properties style:text-underline-style="solid" style:text-underline-width="auto" style:text-underline-color="font-color"/>
    </style:style>
    <style:style style:name="T374" style:family="text">
      <style:text-properties officeooo:rsid="01abd350"/>
    </style:style>
    <style:style style:name="T375" style:family="text">
      <style:text-properties officeooo:rsid="01adba1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Un’</text:span><text:span text:style-name="T13">azienda che gestisce un </text:span><text:span text:style-name="T12">servizio di </text:span><text:span text:style-name="T25">bike</text:span><text:span text:style-name="T24"> sharing</text:span><text:span text:style-name="T11"> sta sviluppando un</text:span><text:span text:style-name="T1"> software </text:span><text:span text:style-name="T3">per la </text:span><text:span text:style-name="T2">simulazione dell</text:span><text:span text:style-name="T4">e</text:span><text:span text:style-name="T2"> attivita` </text:span><text:span text:style-name="T13">del proprio parco </text:span><text:span text:style-name="T21">bici</text:span><text:span text:style-name="T13">: </text:span><text:span text:style-name="T18">queste simulazioni hanno </text:span><text:span text:style-name="T15">l’obiettivo </text:span><text:span text:style-name="T18">di</text:span><text:span text:style-name="T9"> collezionare </text:span><text:span text:style-name="T10">alcuni</text:span><text:span text:style-name="T5"> dati statistici </text:span><text:span text:style-name="T18">per </text:span><text:span text:style-name="T13">supportare </text:span><text:span text:style-name="T18">future </text:span><text:span text:style-name="T13">decisioni </text:span><text:span text:style-name="T18">aziendali </text:span><text:span text:style-name="T15">tese</text:span><text:span text:style-name="T14"> a diversificare l’offerta </text:span><text:span text:style-name="T19">e </text:span><text:span text:style-name="T18">rende</text:span><text:span text:style-name="T19">re</text:span><text:span text:style-name="T18"> il servizio più efficiente</text:span><text:span text:style-name="T14">.</text:span></text:p>
      <text:p text:style-name="P6"/>
      <text:p text:style-name="P14"><text:span text:style-name="T15">L</text:span><text:span text:style-name="T14">’azienda </text:span><text:span text:style-name="T13">è interessata a studiare cosa accadrebbe se offrisse una parte de</text:span><text:span text:style-name="T21">lle proprie biciclette</text:span><text:span text:style-name="T13"> (</text:span><text:span text:style-name="T21">quelle</text:span><text:span text:style-name="T13"> </text:span><text:span text:style-name="T27">bianche</text:span><text:span text:style-name="T6"> </text:span><text:span text:style-name="T7">sul display di visualizzazione</text:span><text:span text:style-name="T13">) ad </text:span><text:span text:style-name="T19">una tariffa più elevata</text:span><text:span text:style-name="T13"> ma con totale libertà di scelta della destinazione, e</text:span><text:span text:style-name="T14">d uno stesso numero di </text:span><text:span text:style-name="T21">biciclette</text:span><text:span text:style-name="T13"> ad un prezzo ridotto (</text:span><text:span text:style-name="T21">quelle</text:span><text:span text:style-name="T13"> </text:span><text:span text:style-name="T26">gialle</text:span><text:span text:style-name="T6"> </text:span><text:span text:style-name="T7">sul display di visualizzazione</text:span><text:span text:style-name="T8">)</text:span><text:span text:style-name="T13">, </text:span><text:span text:style-name="T14">ma </text:span><text:span text:style-name="T13">con un insieme di destinazioni molto più ridotto e prefissato </text:span><text:span text:style-name="T20">(vedi costante </text:span><text:span text:style-name="Teletype"><text:span text:style-name="T65">bici.sim.CostantiSimulazione.N_DESTINAZIONI</text:span></text:span><text:span text:style-name="T20">) </text:span><text:span text:style-name="T13">, </text:span><text:span text:style-name="T15">e </text:span><text:span text:style-name="T13">comune a </text:span><text:span text:style-name="T23">tutte</text:span><text:span text:style-name="T13"> le </text:span><text:span text:style-name="T21">biciclette</text:span><text:span text:style-name="T14"> </text:span><text:span text:style-name="T17">di questo colore</text:span><text:span text:style-name="T22">.</text:span></text:p>
      <text:p text:style-name="P4"/>
      <text:p text:style-name="P13"><text:span text:style-name="T79">L</text:span><text:span text:style-name="T88">e biciclette</text:span><text:span text:style-name="T84"> </text:span><text:span text:style-name="T73">si </text:span><text:span text:style-name="T88">possono </text:span><text:span text:style-name="T81">muov</text:span><text:span text:style-name="T88">re</text:span><text:span text:style-name="T81"> </text:span><text:span text:style-name="T88">solo </text:span><text:span text:style-name="T72">all’inter</text:span><text:span text:style-name="T76">n</text:span><text:span text:style-name="T72">o d</text:span><text:span text:style-name="T76">i </text:span><text:span text:style-name="T84">una zona</text:span><text:span text:style-name="T79"> </text:span><text:span text:style-name="T84">di copertur</text:span><text:span text:style-name="T87">a</text:span><text:span text:style-name="T86"> </text:span><text:span text:style-name="T84">ben </text:span><text:span text:style-name="T86">del</text:span><text:span text:style-name="T84">imitata </text:span><text:span text:style-name="T85">(</text:span><text:span text:style-name="T82">modellat</text:span><text:span text:style-name="T86">a</text:span><text:span text:style-name="T74"> dalla classe </text:span><text:span text:style-name="Teletype"><text:span text:style-name="T221">bici.</text:span></text:span><text:span text:style-name="Teletype"><text:span text:style-name="T218">sim.</text:span></text:span><text:span text:style-name="Teletype"><text:span text:style-name="T219">Zona</text:span></text:span><text:span text:style-name="T85">)</text:span><text:span text:style-name="T80">, </text:span><text:span text:style-name="T85"><text:s/></text:span><text:span text:style-name="T81">occupando </text:span><text:span text:style-name="T75">posizioni </text:span><text:span text:style-name="T77">di </text:span><text:span text:style-name="T74">un piano cartesiano </text:span><text:span text:style-name="T82">modellate</text:span><text:span text:style-name="T74"> dalla classe </text:span><text:span text:style-name="Teletype"><text:span text:style-name="T220">bici.</text:span></text:span><text:span text:style-name="Teletype"><text:span text:style-name="T218">sim.</text:span></text:span><text:span text:style-name="Teletype"><text:span text:style-name="T216">Coordi</text:span></text:span><text:span text:style-name="Teletype"><text:span text:style-name="T217">nate</text:span></text:span><text:span text:style-name="Teletype"><text:span text:style-name="T134">. </text:span></text:span><text:span text:style-name="Teletype"><text:span text:style-name="T135">La direzione degli </text:span></text:span><text:span text:style-name="Teletype"><text:span text:style-name="T132">spostamenti, </text:span></text:span><text:span text:style-name="Teletype"><text:span text:style-name="T135">che sono</text:span></text:span><text:span text:style-name="Teletype"><text:span text:style-name="T132"> </text:span></text:span><text:span text:style-name="Teletype"><text:span text:style-name="T133">incrementali, </text:span></text:span><text:span text:style-name="Teletype"><text:span text:style-name="T136">orizzontali o verticali</text:span></text:span><text:span text:style-name="Teletype"><text:span text:style-name="T133">, </text:span></text:span><text:span text:style-name="Teletype"><text:span text:style-name="T135">viene modellata dall’</text:span></text:span><text:span text:style-name="Teletype"><text:span text:style-name="T139">enum</text:span></text:span><text:span text:style-name="Teletype"><text:span text:style-name="T135"> </text:span></text:span><text:span text:style-name="Teletype"><text:span text:style-name="T231">bici.</text:span></text:span><text:span text:style-name="Teletype"><text:span text:style-name="T229">sim.</text:span></text:span><text:span text:style-name="Teletype"><text:span text:style-name="T227">Direzione</text:span></text:span><text:span text:style-name="Teletype"><text:span text:style-name="T131">.</text:span></text:span></text:p>
      <text:p text:style-name="P2"><text:span text:style-name="Teletype"><text:span text:style-name="T134"/></text:span></text:p>
      <text:p text:style-name="P15">DOMANDA 1 (5%)</text:p>
      <text:p text:style-name="P21"><text:span text:style-name="T47">M</text:span><text:span text:style-name="T48">odifica</text:span><text:span text:style-name="T47">re </text:span><text:span text:style-name="T48">il codice della classe</text:span><text:span text:style-name="T74"> </text:span><text:span text:style-name="T70">bici</text:span><text:span text:style-name="T69">.sim.</text:span><text:span text:style-name="T68">Coordinate</text:span><text:span text:style-name="T48"> affinch</text:span><text:span text:style-name="T52">e’</text:span><text:span text:style-name="T74"> </text:span><text:span text:style-name="T48">i</text:span><text:span text:style-name="T74"> </text:span><text:span text:style-name="T48">test presenti nell</text:span><text:span text:style-name="T52">e</text:span><text:span text:style-name="T74"> </text:span><text:span text:style-name="T48">class</text:span><text:span text:style-name="T52">i</text:span><text:span text:style-name="T74"> </text:span><text:span text:style-name="T68">Coordinate</text:span><text:span text:style-name="T66">Test </text:span><text:span text:style-name="T48">comincino ad avere successo. </text:span><text:span text:style-name="T49">Gia` dopo aver effettuato questa correzione, e`</text:span><text:span text:style-name="T74"> </text:span><text:span text:style-name="T48">possibile verifica</text:span><text:span text:style-name="T50">re </text:span><text:span text:style-name="T48">il corretto funzionamento del</text:span><text:span text:style-name="T49">l’</text:span><text:span text:style-name="T51">intera</text:span><text:span text:style-name="T49"> simulazione</text:span><text:span text:style-name="T48"> eseguendo il metodo </text:span><text:span text:style-name="T66">main()</text:span><text:span text:style-name="T74"> </text:span><text:span text:style-name="T48">della classe </text:span><text:span text:style-name="T70">bici</text:span><text:span text:style-name="T67">.M</text:span><text:span text:style-name="T66">ain</text:span><text:span text:style-name="T48">. </text:span></text:p>
      <text:p text:style-name="P1"/>
      <text:p text:style-name="P22"><text:span text:style-name="T28">(</text:span><text:span text:style-name="T31">N.B. </text:span><text:span text:style-name="T37">P</text:span><text:span text:style-name="T29">er </text:span><text:span text:style-name="T40">un</text:span><text:span text:style-name="T42">a</text:span><text:span text:style-name="T40"> </text:span><text:span text:style-name="T29">piu</text:span><text:span text:style-name="T40">`</text:span><text:span text:style-name="T29"> agevo</text:span><text:span text:style-name="T40">le comprensione del</text:span><text:span text:style-name="T29">la descrizione che segue, si consiglia di provare ad </text:span><text:span text:style-name="T30">eseguire il metodo </text:span><text:span text:style-name="T61">main()</text:span><text:span text:style-name="T30"> della classe </text:span><text:span text:style-name="T64">bici</text:span><text:span text:style-name="T62">.M</text:span><text:span text:style-name="T63">ain</text:span><text:span text:style-name="T61"> </text:span><text:span text:style-name="T29">ed osservare l’animazione della simulazione </text:span><text:span text:style-name="T39">gi</text:span><text:span text:style-name="T40">a`</text:span><text:span text:style-name="T39"> dopo aver risposto a questa </text:span><text:span text:style-name="T42">prima </text:span><text:span text:style-name="T39">domanda</text:span><text:span text:style-name="T29">. </text:span><text:span text:style-name="T37">L</text:span><text:span text:style-name="T36">a simulazione </text:span><text:span text:style-name="T35">stampa</text:span><text:span text:style-name="T36">, </text:span><text:span text:style-name="T38">a fine esecuzione,</text:span><text:span text:style-name="T35"> </text:span><text:span text:style-name="T40">alcune </text:span><text:span text:style-name="T35">statistiche raccolte durante l’esecuzione. </text:span><text:span text:style-name="T45">Queste</text:span><text:span text:style-name="T35"> </text:span><text:span text:style-name="T46">statistiche </text:span><text:span text:style-name="T41">sono</text:span><text:span text:style-name="T36"> oggetto delle </text:span><text:span text:style-name="T35">domand</text:span><text:span text:style-name="T36">e successive: </text:span><text:span text:style-name="T40">e`</text:span><text:span text:style-name="T35"> possibile </text:span><text:span text:style-name="T32">premere </text:span><text:span text:style-name="T33">il tasto ESCape per </text:span><text:span text:style-name="T42">anticipare</text:span><text:span text:style-name="T34"> la </text:span><text:span text:style-name="T42">fine </text:span><text:span text:style-name="T34">della simulazione </text:span><text:span text:style-name="T43">e la stampa delle statistiche </text:span><text:span text:style-name="T44">in qualsiasi momento, </text:span><text:span text:style-name="T46">anche senza attendere la terminazione della simulazione.)</text:span></text:p>
      <text:p text:style-name="P1"/>
      <text:p text:style-name="P3"><text:span text:style-name="T367">Inizialmente si studia una sola tipologia di bicicletta, <text:s/></text:span>modellat<text:span text:style-name="T368">a</text:span> dall<text:span text:style-name="T368">a</text:span> class<text:span text:style-name="T368">e</text:span> <text:span text:style-name="T293">Bianca</text:span><text:span text:style-name="T369"> del package </text:span><text:span text:style-name="T370">bici.tipo</text:span><text:span text:style-name="T371">, ma successivamente sarà necessario introdurre anche la classe </text:span><text:span text:style-name="T293">Gialla</text:span><text:span text:style-name="T368"> che finisce per differenziarsi dalla prima solamente per la politica di scelta della destinazione.</text:span></text:p>
      <text:p text:style-name="P3"/>
      <text:p text:style-name="P9"><text:span text:style-name="T144">La simulazione </text:span><text:span text:style-name="T145">comincia con la creazione dello </text:span><text:span text:style-name="T146">stesso numero d</text:span><text:span text:style-name="T147">i </text:span><text:span text:style-name="T164">mezzi</text:span><text:span text:style-name="T146"> per ciascuna </text:span><text:span text:style-name="T148">tipologia</text:span><text:span text:style-name="T145">; </text:span><text:span text:style-name="T153">ciascuna ha una posizione di partenza ed una di destinazione ed in ogni passo della simulazione </text:span><text:span text:style-name="T78">(vedi </text:span><text:span text:style-name="T83">anche</text:span><text:span text:style-name="T78"> il metodo </text:span><text:span text:style-name="Teletype"><text:span text:style-name="T231">bici</text:span></text:span><text:span text:style-name="Teletype"><text:span text:style-name="T229">.</text:span></text:span><text:span text:style-name="Teletype"><text:span text:style-name="T231">tipo</text:span></text:span><text:span text:style-name="Teletype"><text:span text:style-name="T229">.</text:span></text:span><text:span text:style-name="Teletype"><text:span text:style-name="T230">Bianca</text:span></text:span><text:span text:style-name="Teletype"><text:span text:style-name="T227">.</text:span></text:span><text:span text:style-name="Teletype"><text:span text:style-name="T228">simula</text:span></text:span><text:span text:style-name="Teletype"><text:span text:style-name="T226">()</text:span></text:span><text:span text:style-name="Teletype"><text:span text:style-name="T131">) </text:span></text:span><text:span text:style-name="Teletype"><text:span text:style-name="T137">si avvicina incrementalmente verso la propria destinazione spostandosi </text:span></text:span><text:span text:style-name="Teletype"><text:span text:style-name="T138">sul piano cartesiano </text:span></text:span><text:span text:style-name="Teletype"><text:span text:style-name="T137">di una singola cella, </text:span></text:span><text:span text:style-name="Teletype"><text:span text:style-name="T139">orizzontalmente o verticalmente.</text:span></text:span></text:p>
      <text:p text:style-name="P10"><text:span text:style-name="Teletype"><text:span text:style-name="T137"/></text:span></text:p>
      <text:p text:style-name="P8"><text:span text:style-name="Teletype"><text:span text:style-name="T137">All’arrivo a destinazione </text:span></text:span><text:span text:style-name="Teletype"><text:span text:style-name="T140">il percorso </text:span></text:span><text:span text:style-name="Teletype"><text:span text:style-name="T142">coperto</text:span></text:span><text:span text:style-name="Teletype"><text:span text:style-name="T140"> viene registrato e </text:span></text:span><text:span text:style-name="Teletype"><text:span text:style-name="T137">ciascun </text:span></text:span><text:span text:style-name="Teletype"><text:span text:style-name="T141">mezzo</text:span></text:span><text:span text:style-name="Teletype"><text:span text:style-name="T137"> decide una nuova destinazione secondo la politica della pro</text:span></text:span><text:span text:style-name="Teletype"><text:span text:style-name="T154">pria tipologia (prendendo una destinazione casuale qualsiasi se </text:span></text:span><text:span text:style-name="Teletype"><text:span text:style-name="T155">bianca</text:span></text:span><text:span text:style-name="Teletype"><text:span text:style-name="T154">, </text:span></text:span><text:span text:style-name="Teletype"><text:span text:style-name="T159">ovvero </text:span></text:span><text:span text:style-name="Teletype"><text:span text:style-name="T155">sceglie</text:span></text:span><text:span text:style-name="Teletype"><text:span text:style-name="T159">ndo</text:span></text:span><text:span text:style-name="Teletype"><text:span text:style-name="T155"> </text:span></text:span><text:span text:style-name="Teletype"><text:span text:style-name="T154">una destinazione </text:span></text:span><text:span text:style-name="Teletype"><text:span text:style-name="T157">comunque </text:span></text:span><text:span text:style-name="Teletype"><text:span text:style-name="T154">casuale ma </text:span></text:span><text:span text:style-name="Teletype"><text:span text:style-name="T155">selezionata </text:span></text:span><text:span text:style-name="Teletype"><text:span text:style-name="T154">tra quelle comuni a tutt</text:span></text:span><text:span text:style-name="Teletype"><text:span text:style-name="T158">i mezzi </text:span></text:span><text:span text:style-name="Teletype"><text:span text:style-name="T159">dello stesso colore, se </text:span></text:span><text:span text:style-name="Teletype"><text:span text:style-name="T160">di altro colore</text:span></text:span><text:span text:style-name="Teletype"><text:span text:style-name="T157">)</text:span></text:span><text:span text:style-name="Teletype"><text:span text:style-name="T154">. </text:span></text:span><text:span text:style-name="Teletype"><text:span text:style-name="T156">Tale</text:span></text:span><text:span text:style-name="Teletype"><text:span text:style-name="T281"> </text:span></text:span><text:span text:style-name="Teletype"><text:span text:style-name="T282">scelta </text:span></text:span><text:span text:style-name="Teletype"><text:span text:style-name="T284">nella classe </text:span></text:span><text:span text:style-name="Teletype"><text:span text:style-name="T230">Bianca</text:span></text:span><text:span text:style-name="Teletype"><text:span text:style-name="T284"> </text:span></text:span><text:span text:style-name="Teletype"><text:span text:style-name="T283">è </text:span></text:span><text:span text:style-name="Teletype"><text:span text:style-name="T282">delegata al metodo </text:span></text:span><text:span text:style-name="Teletype"><text:span text:style-name="T229">decidiProssimaDestinazione()</text:span></text:span><text:span text:style-name="Teletype"><text:span text:style-name="T281">.</text:span></text:span></text:p>
      <text:p text:style-name="P5"/>
      <text:p text:style-name="P34"><text:span text:style-name="T96">Un progettista esperto fa notare al programmatore che </text:span><text:span text:style-name="T104">esisterebbe</text:span><text:span text:style-name="T105">ro</text:span><text:span text:style-name="T96"> molte linee di codice in comune tra </text:span><text:span text:style-name="T97">l</text:span><text:span text:style-name="T103">a</text:span><text:span text:style-name="T97"> class</text:span><text:span text:style-name="T103">e </text:span><text:span text:style-name="Teletype"><text:span text:style-name="T225">Bianca</text:span></text:span><text:span text:style-name="Teletype"><text:span text:style-name="T223"> </text:span></text:span><text:span text:style-name="Teletype"><text:span text:style-name="T127"><text:s/></text:span></text:span><text:span text:style-name="Teletype"><text:span text:style-name="T130">(</text:span></text:span><text:span text:style-name="Teletype"><text:span text:style-name="T129">già esistente</text:span></text:span><text:span text:style-name="Teletype"><text:span text:style-name="T130">)</text:span></text:span><text:span text:style-name="Teletype"><text:span text:style-name="T129"> e</text:span></text:span><text:span text:style-name="Teletype"><text:span text:style-name="T128"> </text:span></text:span><text:span text:style-name="Teletype"><text:span text:style-name="T129">la classe</text:span></text:span><text:span text:style-name="Teletype"><text:span text:style-name="T127"> </text:span></text:span><text:span text:style-name="Teletype"><text:span text:style-name="T224">Gialla</text:span></text:span><text:span text:style-name="Teletype"><text:span text:style-name="T96"> </text:span></text:span><text:span text:style-name="T103">ancora da creare e suggerisce,</text:span><text:span text:style-name="T98"> visto </text:span><text:span text:style-name="T96">che prevedibilmente altre </text:span><text:span text:style-name="T103">offerte</text:span><text:span text:style-name="T101"> </text:span><text:span text:style-name="T103">potrebbero essere </text:span><text:span text:style-name="T104">studiate </text:span><text:span text:style-name="T106">in futuro</text:span><text:span text:style-name="T96">,</text:span><text:span text:style-name="T99"> </text:span><text:span text:style-name="T104">di </text:span><text:span text:style-name="T98">ristruttare il codice introducendo un </text:span><text:span text:style-name="T100">nuovo </text:span><text:span text:style-name="T98">tipo </text:span><text:span text:style-name="T105">astratto</text:span><text:span text:style-name="T98"> </text:span><text:span text:style-name="T238">bici.</text:span><text:span text:style-name="T239">tipo</text:span><text:span text:style-name="T237">.</text:span><text:span text:style-name="T238">Bici</text:span><text:span text:style-name="T236"> </text:span><text:span text:style-name="T98">che accumuni </text:span><text:span text:style-name="T100">tutte </text:span><text:span text:style-name="T101">le </text:span><text:span text:style-name="T102">tipologie </text:span><text:span text:style-name="T104">di </text:span><text:span text:style-name="T107">biciclette</text:span><text:span text:style-name="T101">, </text:span><text:span text:style-name="T107">sia </text:span><text:span text:style-name="T102">presenti </text:span><text:span text:style-name="T107">sia</text:span><text:span text:style-name="T102"> future</text:span><text:span text:style-name="T96">. </text:span></text:p>
      <text:p text:style-name="P33"/>
      <text:p text:style-name="P12"/>
      <text:p text:style-name="P16">DOMANDA 2 (<text:span text:style-name="T365">35</text:span>%)</text:p>
      <text:p text:style-name="P24"><text:span text:style-name="T71">Pertanto </text:span><text:span text:style-name="T143">il progettista esperto </text:span><text:span text:style-name="T71">suggerisce di ristrutturare </text:span><text:span text:style-name="T90">l'applicazio</text:span><text:span text:style-name="T89">n</text:span><text:span text:style-name="T90">e come segue:</text:span></text:p>
      <text:p text:style-name="P27"/>
      <text:list xml:id="list312385354" text:style-name="L1">
        <text:list-item>
          <text:p text:style-name="P36"><text:span text:style-name="T167">(</text:span><text:span text:style-name="T168">2</text:span><text:span text:style-name="T169">0</text:span><text:span text:style-name="T167">%) </text:span><text:span text:style-name="T108">In</text:span><text:span text:style-name="T71">trodurre una classe astratta </text:span><text:span text:style-name="T250">bici.tipo</text:span><text:span text:style-name="T248">.</text:span><text:span text:style-name="T250">Bici </text:span><text:span text:style-name="T71">per generalizzare </text:span><text:span text:style-name="T149">le </text:span><text:span text:style-name="T165">biciclette</text:span><text:span text:style-name="T149"> di tipo</text:span><text:span text:style-name="T71"> </text:span><text:span text:style-name="Teletype"><text:span text:style-name="T249">Bianca</text:span></text:span><text:span text:style-name="T71"> e</text:span><text:span text:style-name="T149">d</text:span><text:span text:style-name="T71"> </text:span><text:span text:style-name="T246">Gialla</text:span><text:span text:style-name="T149">. </text:span><text:span text:style-name="T152">N</text:span><text:span text:style-name="T71">el</text:span><text:span text:style-name="T91">le classi che facevano uso </text:span><text:span text:style-name="T152">d</text:span><text:span text:style-name="T161">el primo tipo</text:span><text:span text:style-name="T91">, </text:span><text:span text:style-name="T161">generalizzare</text:span><text:span text:style-name="T91"> il codice usando </text:span><text:span text:style-name="T95">solo il</text:span><text:span text:style-name="T91"> nuovo tipo </text:span><text:span text:style-name="T149">astratto </text:span><text:span text:style-name="T152">al posto de</text:span><text:span text:style-name="T166">l</text:span><text:span text:style-name="T152"> precedent</text:span><text:span text:style-name="T166">e</text:span><text:span text:style-name="T152"> tip</text:span><text:span text:style-name="T166">o</text:span><text:span text:style-name="T152"> concret</text:span><text:span text:style-name="T166">o</text:span><text:span text:style-name="T91">. </text:span><text:span text:style-name="T95">S</text:span><text:span text:style-name="T91">i segnalano </text:span><text:span text:style-name="T170">almeno</text:span><text:span text:style-name="T152"> questi </text:span><text:span text:style-name="T91">utilizzi: </text:span><text:span text:style-name="T151">metodi</text:span><text:span text:style-name="T92"> </text:span><text:span text:style-name="T248">bici.</text:span><text:span text:style-name="T240">sim.</text:span><text:span text:style-name="T247">Simulatore.simula()</text:span><text:span text:style-name="T149">, </text:span><text:span text:style-name="T234">bici.g</text:span><text:span text:style-name="T232">ui.GUI.disegna</text:span><text:span text:style-name="T235">Bici</text:span><text:span text:style-name="T233">()</text:span><text:span text:style-name="T280">, </text:span><text:span text:style-name="T151">ove </text:span><text:span text:style-name="T149">alcune operazioni </text:span><text:span text:style-name="T161">vanno </text:span><text:span text:style-name="T162">opportunamente </text:span><text:span text:style-name="T161">generalizzat</text:span><text:span text:style-name="T163">e</text:span><text:span text:style-name="T161"> </text:span><text:span text:style-name="T93">per </text:span><text:span text:style-name="T161">funzionare indipendentemente dal </text:span><text:span text:style-name="T93">tipo </text:span><text:span text:style-name="T150">dinamico </text:span><text:span text:style-name="T161">delle </text:span><text:span text:style-name="T165">biciclette</text:span><text:span text:style-name="T161"> coinvolte</text:span><text:span text:style-name="T94">. </text:span><text:span text:style-name="T109">C</text:span><text:span text:style-name="T110">iascun</text:span><text:span text:style-name="T122">a </text:span><text:span text:style-name="T110">possiede un intero identificatore </text:span><text:span text:style-name="T124">(“</text:span><text:span text:style-name="T241">id</text:span><text:span text:style-name="T124">”) progressivo base 0</text:span><text:span text:style-name="T110"> </text:span><text:span text:style-name="T111">assegnato sulla base della </text:span><text:span text:style-name="T122">propria tipologia</text:span><text:span text:style-name="T110">, </text:span><text:span text:style-name="T124">ed </text:span><text:span text:style-name="T110">incrementato </text:span><text:span text:style-name="T112">ogni qualvolta </text:span><text:span text:style-name="T123"><text:s/></text:span><text:span text:style-name="T112">un</text:span><text:span text:style-name="T110"> nuovo </text:span><text:span text:style-name="T113">esemplare </text:span><text:span text:style-name="T110">di quella tipologia</text:span><text:span text:style-name="T125"> </text:span><text:span text:style-name="T112">viene</text:span><text:span text:style-name="T110"> creato: </text:span><text:span text:style-name="T109">a supporto </text:span><text:span text:style-name="T123">e precisazione </text:span><text:span text:style-name="T109">di questo requisito </text:span><text:span text:style-name="T126">completare e </text:span><text:span text:style-name="T124">ricorrere all’</text:span><text:span text:style-name="T123">ese</text:span><text:span text:style-name="T124">cuzione dei</text:span><text:span text:style-name="T123"> </text:span><text:span text:style-name="T114">test </text:span><text:span text:style-name="T115">di unita`</text:span><text:span text:style-name="T123"> </text:span><text:span text:style-name="T124">presenti nella classe </text:span><text:span text:style-name="T243">bici.</text:span><text:span text:style-name="T245">tipo</text:span><text:span text:style-name="T243">.</text:span><text:span text:style-name="T244">Bici</text:span><text:span text:style-name="T241">Test</text:span><text:span text:style-name="T120"> (test-case </text:span><text:span text:style-name="T241">testIdProgressivi…</text:span><text:span text:style-name="T242">()</text:span><text:span text:style-name="T110">). </text:span><text:span text:style-name="T121">Verificare ed eventualmente correggere il codice </text:span><text:span text:style-name="T124">principale</text:span><text:span text:style-name="T121"> affinch</text:span><text:span text:style-name="T122">e’ </text:span><text:span text:style-name="T121">questi test abbiano </text:span><text:span text:style-name="T124">sempre </text:span><text:span text:style-name="T121">successo</text:span><text:span text:style-name="T116">. </text:span><text:span text:style-name="T117">Implementare le modifiche suggerite dal progettista esperto, </text:span><text:span text:style-name="T118">quindi verificare </text:span><text:span text:style-name="T117">il funzionamento dell’applicazione </text:span><text:span text:style-name="T119">anche </text:span><text:span text:style-name="T117">dopo le modifiche.</text:span></text:p>
          <text:p text:style-name="P42"/>
        </text:list-item>
        <text:list-item>
          <text:p text:style-name="P40"><text:span text:style-name="T197">(</text:span><text:span text:style-name="T198">1</text:span><text:span text:style-name="T199">5</text:span><text:span text:style-name="T197">%)</text:span><text:span text:style-name="T173"> </text:span><text:span text:style-name="T175">Creare</text:span><text:span text:style-name="T171"> </text:span><text:span text:style-name="T189">la</text:span><text:span text:style-name="T171"> </text:span><text:span text:style-name="T189">classe associata alla </text:span><text:span text:style-name="T171">nuova </text:span><text:span text:style-name="T176">tipologia </text:span><text:span text:style-name="T174">di </text:span><text:span text:style-name="T189">offerta</text:span><text:span text:style-name="T176"> </text:span><text:span text:style-name="T175">aggiungendo la classe</text:span><text:span text:style-name="T171"> </text:span><text:span text:style-name="T253">Gialla</text:span><text:span text:style-name="T177">:</text:span><text:span text:style-name="T171"> </text:span><text:span text:style-name="T188">tutte </text:span><text:span text:style-name="T176">le </text:span><text:span text:style-name="T193">biciclette</text:span><text:span text:style-name="T188"> </text:span><text:span text:style-name="T176">di questo tipo </text:span><text:span text:style-name="T188">possiedono un <text:s/>riferimento verso lo stesso elenco di destinazioni possibili e possono spostarsi solo tra quest</text:span><text:span text:style-name="T189">e</text:span><text:span text:style-name="T188">. </text:span><text:span text:style-name="T171">Cambiare il <text:s/>codice </text:span><text:span text:style-name="T172">(in particolare </text:span><text:span text:style-name="T179">il corpo</text:span><text:span text:style-name="T172"> del metodo </text:span><text:span text:style-name="T276">bici.sim.S</text:span><text:span text:style-name="T275">imulatore.c</text:span><text:span text:style-name="T274">rea</text:span><text:span text:style-name="T279">Biciclette</text:span><text:span text:style-name="T274">()</text:span><text:span text:style-name="T194">) </text:span><text:span text:style-name="T171">di modo che anche i </text:span><text:span text:style-name="T176">nuovi tipi di </text:span><text:span text:style-name="T193">bicicletta</text:span><text:span text:style-name="T176"> </text:span><text:span text:style-name="T171">entrino </text:span><text:span text:style-name="T178">a pieno titolo nella simulazione. </text:span></text:p>
          <text:p text:style-name="P41"><text:span text:style-name="T179">(</text:span><text:span text:style-name="T200">Sugg.</text:span><text:span text:style-name="T179">: sfrutta</text:span><text:span text:style-name="T180">re </text:span><text:span text:style-name="T190">anche</text:span><text:span text:style-name="T179"> i servizi del metodo</text:span><text:span text:style-name="T171"> </text:span><text:span text:style-name="T277">bici.sim</text:span><text:span text:style-name="T275">.</text:span><text:span text:style-name="T277">GeneratoreCasuale.</text:span><text:span text:style-name="T278">generaNposizioniCasuali</text:span><text:span text:style-name="T277">(</text:span><text:span text:style-name="T275">)</text:span><text:span text:style-name="T179"> )</text:span></text:p>
          <text:p text:style-name="P37"/>
        </text:list-item>
      </text:list>
      <text:p text:style-name="P11"><text:span text:style-name="T175">Le </text:span><text:span text:style-name="T174">domande che seguono </text:span><text:span text:style-name="T181">richiedono </text:span><text:span text:style-name="T185">il completamento</text:span><text:span text:style-name="T181"> d</text:span><text:span text:style-name="T192">i alcuni</text:span><text:span text:style-name="T181"> </text:span><text:span text:style-name="T192">corpi dei </text:span><text:span text:style-name="T181">metodi </text:span><text:span text:style-name="T191">nella classe </text:span><text:span text:style-name="T252">bici.sim</text:span><text:span text:style-name="T251">.Statistiche</text:span><text:span text:style-name="T181">: </text:span><text:span text:style-name="T192">questi sono dedicati al </text:span><text:span text:style-name="T186">calcol</text:span><text:span text:style-name="T192">o</text:span><text:span text:style-name="T186"> </text:span><text:span text:style-name="T192">del</text:span><text:span text:style-name="T187">le</text:span><text:span text:style-name="T180"> </text:span><text:span text:style-name="T174">statistiche </text:span><text:span text:style-name="T182">al termine di ciascuna simulazione</text:span><text:span text:style-name="T174">. </text:span><text:span text:style-name="T181">Sono anche gia` forniti </text:span><text:span text:style-name="T184">a supporto </text:span><text:span text:style-name="T181">dei metodi di stampa </text:span><text:span text:style-name="T187">dei loro risultati </text:span><text:span text:style-name="T184">per</text:span><text:span text:style-name="T181"> facilita</text:span><text:span text:style-name="T192">rne la verifica del corretto funzionamento</text:span><text:span text:style-name="T181">. </text:span><text:span text:style-name="T184">Si suggerisce di studiare </text:span><text:span text:style-name="T183">il sorgente </text:span><text:span text:style-name="T174">della classe </text:span><text:span text:style-name="T252">bici.sim</text:span><text:span text:style-name="T251">.Statistiche</text:span><text:span text:style-name="T174"> </text:span><text:span text:style-name="T187">ed in particolare il metodo </text:span><text:span text:style-name="T251">stampaFinal</text:span><text:span text:style-name="T252">e()</text:span><text:span text:style-name="T187">p</text:span><text:span text:style-name="T184">er i dettagli.</text:span></text:p>
      <text:p text:style-name="P7"/>
      <text:p text:style-name="P23">DOMANDA 3<text:span text:style-name="T363"> </text:span>(<text:span text:style-name="T372">20</text:span>%)</text:p>
      <text:p text:style-name="P25">Dopo aver completato il punto precedente:</text:p>
      <text:p text:style-name="P25"/>
      <text:list xml:id="list2771087933" text:style-name="L2">
        <text:list-item>
          <text:p text:style-name="P43"><text:span text:style-name="T307">completare</text:span><text:span text:style-name="T298"> il codice del metodo </text:span><text:span text:style-name="T317">Map&lt; </text:span><text:span text:style-name="T334">Bici</text:span><text:span text:style-name="T317">, </text:span><text:span text:style-name="T332">List</text:span><text:span text:style-name="T325">&lt; </text:span><text:span text:style-name="T327">Percorso</text:span><text:span text:style-name="T326"> </text:span><text:span text:style-name="T325">&gt; </text:span><text:span text:style-name="T318">&gt;</text:span><text:span text:style-name="T317"> </text:span><text:span text:style-name="T323">percorso</text:span><text:span text:style-name="T320">Per</text:span><text:span text:style-name="T322">Bici</text:span><text:span text:style-name="T317">(</text:span><text:span text:style-name="T333">Set</text:span><text:span text:style-name="T324">&lt; </text:span><text:span text:style-name="T327">Percorso</text:span><text:span text:style-name="T326"> </text:span><text:span text:style-name="T324">&gt;</text:span><text:span text:style-name="T317">)</text:span><text:span text:style-name="T340"> </text:span><text:span text:style-name="T298">nella</text:span><text:span text:style-name="T297"> </text:span><text:span text:style-name="T298">classe </text:span><text:span text:style-name="Teletype"><text:span text:style-name="T222">Statistiche</text:span></text:span><text:span text:style-name="T298">. In particolare questo metodo deve scandire </text:span><text:span text:style-name="T315">l’insieme</text:span><text:span text:style-name="T304"> degli oggetti di tipo </text:span><text:span text:style-name="T323">Percorso</text:span><text:span text:style-name="T304"> che riceve </text:span><text:span text:style-name="T303">come parametro</text:span><text:span text:style-name="T300">,</text:span><text:span text:style-name="T298"> </text:span><text:span text:style-name="T299">e </text:span><text:span text:style-name="T308">raggrupparli sulla base della</text:span><text:span text:style-name="T299"> </text:span><text:span text:style-name="T313">bicicletta</text:span><text:span text:style-name="T309"> che li ha percorsi</text:span><text:span text:style-name="T299">, associando</text:span><text:span text:style-name="T301">l</text:span><text:span text:style-name="T312">i</text:span><text:span text:style-name="T301"> </text:span><text:span text:style-name="T302">al</text:span><text:span text:style-name="T301"> </text:span><text:span text:style-name="T305">corrispondente</text:span><text:span text:style-name="T304"> oggetto </text:span><text:span text:style-name="T322">Bici</text:span><text:span text:style-name="T301">.</text:span></text:p>
          <text:list>
            <text:list-item>
              <text:list>
                <text:list-header>
                  <text:p text:style-name="P38"><text:span text:style-name="T294">E' possibile, </text:span><text:span text:style-name="T296">ma solo se ritenuto necessario,</text:span><text:span text:style-name="T294"> modificare anche il codice della classe </text:span><text:span text:style-name="T292">Percorso</text:span><text:span text:style-name="T291"> </text:span><text:span text:style-name="T295">e d</text:span><text:span text:style-name="T294">ella classe </text:span><text:span text:style-name="T292">Bici</text:span><text:span text:style-name="T296">.</text:span></text:p>
                </text:list-header>
              </text:list>
            </text:list-item>
          </text:list>
          <text:p text:style-name="P43"><text:span text:style-name="T303">(</text:span><text:span text:style-name="T310">S</text:span><text:span text:style-name="T311">ugg</text:span><text:span text:style-name="T306">.: </text:span><text:span text:style-name="T316">usare</text:span><text:span text:style-name="T306"> il</text:span><text:span text:style-name="T303"> metodo </text:span><text:span text:style-name="T321">bici.sim.</text:span><text:span text:style-name="T322">Percorso</text:span><text:span text:style-name="T320">.get</text:span><text:span text:style-name="T322">Bici</text:span><text:span text:style-name="T319">()</text:span><text:span text:style-name="T314">; si consideri </text:span><text:span text:style-name="T315">anche </text:span><text:span text:style-name="T314">che alcune bici possono ripetere lo stesso percorso più volte </text:span><text:span text:style-name="T316">e che il risultato di questo metodo alimenta il metodo </text:span><text:span text:style-name="T322">utilizzi()</text:span><text:span text:style-name="T316"> oggetto della prossima domanda</text:span><text:span text:style-name="T314">)</text:span><text:span text:style-name="T298">.</text:span></text:p>
          <text:p text:style-name="P45"/>
        </text:list-item>
        <text:list-item>
          <text:p text:style-name="P44"><text:span text:style-name="T271">completare</text:span><text:span text:style-name="T270"> </text:span><text:span text:style-name="T271">il </text:span><text:span text:style-name="T272">corrispondente</text:span><text:span text:style-name="T271"> test-case </text:span><text:span text:style-name="T255">test</text:span><text:span text:style-name="T259">Percorso</text:span><text:span text:style-name="T256">Per</text:span><text:span text:style-name="T258">Bici</text:span><text:span text:style-name="T255">()</text:span><text:span text:style-name="T273"> </text:span><text:span text:style-name="T202">all'interno di </text:span><text:span text:style-name="T257">StatisticheTest</text:span></text:p>
        </text:list-item>
      </text:list>
      <text:p text:style-name="P28"/>
      <text:p text:style-name="P20"><text:span text:style-name="T287">DOMANDA </text:span><text:span text:style-name="T289">4</text:span> <text:span text:style-name="T287">(</text:span><text:span text:style-name="T288">2</text:span><text:span text:style-name="T290">5</text:span><text:span text:style-name="T287">%)</text:span></text:p>
      <text:list xml:id="list100208528104857" text:continue-list="list312385354" text:style-name="L1">
        <text:list-header>
          <text:p text:style-name="P39"><text:span text:style-name="T213">Completare</text:span><text:span text:style-name="T210"> </text:span><text:span text:style-name="T213">il metodo </text:span><text:span text:style-name="T262">SortedMap&lt; Coordinate,Integer &gt;</text:span><text:span text:style-name="T260"> utilizzi</text:span><text:span text:style-name="T261">(</text:span><text:span text:style-name="T262"> Map&lt; </text:span><text:span text:style-name="T268">Bici</text:span><text:span text:style-name="T262">, </text:span><text:span text:style-name="T263">List</text:span><text:span text:style-name="T264">&lt; </text:span><text:span text:style-name="T265">Percorso</text:span><text:span text:style-name="T266"> </text:span><text:span text:style-name="T264">&gt; </text:span><text:span text:style-name="T267">&gt;</text:span><text:span text:style-name="T261">) </text:span><text:span text:style-name="T214">presente n</text:span><text:span text:style-name="T213">ella</text:span><text:span text:style-name="T210"> </text:span><text:span text:style-name="T213">classe </text:span><text:span text:style-name="Teletype"><text:span text:style-name="T269">Statistiche</text:span></text:span><text:span text:style-name="T211">.</text:span></text:p>
        </text:list-header>
      </text:list>
      <text:p text:style-name="P29"><text:span text:style-name="T362">Riceve la mappa dei percorsi effettuati da ciascuna bici (come restituito dal metodo </text:span><text:span text:style-name="T260">percorsoPerBici()</text:span><text:span text:style-name="T362"> scritto in risposta alla domanda precedente) e r</text:span><text:span text:style-name="T355">estituisce la </text:span><text:span text:style-name="T352">classifica </text:span><text:span text:style-name="T355">(modellata dalla </text:span><text:span text:style-name="T262">SortedMap</text:span><text:span text:style-name="T355">) </text:span><text:span text:style-name="T354">de</text:span><text:span text:style-name="T355">lle posizioni più frequentemente</text:span><text:span text:style-name="T354"> </text:span><text:span text:style-name="T355">utilizzate come destinazione e/o origine di uno dei </text:span><text:span text:style-name="T359">percorsi</text:span><text:span text:style-name="T355"> ricevuti nella lista passata come parametro. Ad ogni posizione </text:span><text:span text:style-name="T357">che figura</text:span><text:span text:style-name="T356"> come chiave </text:span><text:span text:style-name="T355">nella mapp</text:span><text:span text:style-name="T356">a</text:span><text:span text:style-name="T355"> corrisponde </text:span><text:span text:style-name="T356">come valore </text:span><text:span text:style-name="T357">un oggetto </text:span><text:span text:style-name="T262">Integer</text:span><text:span text:style-name="T357"> pari a</text:span><text:span text:style-name="T355">l numero complessivo di utilizzi, </text:span><text:span text:style-name="T358">da parte di una qualsiasi </text:span><text:span text:style-name="T359">bicicletta</text:span><text:span text:style-name="T358"> che abbia participato alla simulazione</text:span><text:span text:style-name="T355">. </text:span><text:span text:style-name="T360">Se una stessa bici ripete lo stesso percorso diverse volte, ciascun </text:span><text:span text:style-name="T361">percorso</text:span><text:span text:style-name="T360"> va contato separatamente.</text:span><text:span text:style-name="T352"> </text:span><text:span text:style-name="T353">Utilizzare </text:span><text:span text:style-name="T207">un criterio di ordinamento </text:span><text:span text:style-name="T212">esterno</text:span><text:span text:style-name="T208"> </text:span><text:span text:style-name="T209">alla</text:span><text:span text:style-name="T208"> classe </text:span><text:span text:style-name="T262">Coordinate</text:span><text:span text:style-name="T215">.</text:span></text:p>
      <text:p text:style-name="P26">(<text:span text:style-name="T373">Sugg.</text:span>: Assicurarsi che oggetti <text:span text:style-name="T375">rappresentanti</text:span> coordinate distinte non finiscano per essere esclusi dal<text:span text:style-name="T374">le chiavi del</text:span> risultato solo perché aventi lo stesso numero di utilizzi <text:span text:style-name="T375">di </text:span>altri).</text:p>
      <text:p text:style-name="P26"/>
      <text:p text:style-name="P17">DOMANDA <text:span text:style-name="T364">5</text:span> (<text:span text:style-name="T366">20</text:span>%)</text:p>
      <text:p text:style-name="P31"><text:span text:style-name="T342">Scrivere una nuova classe di test</text:span><text:span text:style-name="T341"> </text:span><text:span text:style-name="T337">bici.</text:span><text:span text:style-name="T339">tipo</text:span><text:span text:style-name="T338">.</text:span><text:span text:style-name="T339">Gialla</text:span><text:span text:style-name="T335">Test </text:span><text:span text:style-name="T343">(posiziona</text:span><text:span text:style-name="T344">ndola </text:span><text:span text:style-name="T345">corrispondentemente alla classe sotto test, ovvero </text:span><text:span text:style-name="T344">all’interno della </text:span><text:span text:style-name="T343">directory </text:span><text:span text:style-name="T329">test/</text:span><text:span text:style-name="T328">bici</text:span><text:span text:style-name="T330">/</text:span><text:span text:style-name="T331">tipo</text:span><text:span text:style-name="T343">) con</text:span><text:span text:style-name="T341"> </text:span><text:span text:style-name="T346">almeno </text:span><text:span text:style-name="T348">due</text:span><text:span text:style-name="T346"> </text:span><text:span text:style-name="T341">test-case </text:span><text:span text:style-name="T349">minimali</text:span><text:span text:style-name="T351"> </text:span><text:span text:style-name="T350">per</text:span><text:span text:style-name="T341"> verificare il corretto funzionamento </text:span><text:span text:style-name="T347">del metodo </text:span><text:span text:style-name="T348">che si occupa della scelta della prossima destinazione.</text:span><text:span text:style-name="T342"> </text:span><text:span text:style-name="T203">E' possibile, </text:span><text:span text:style-name="T204">ma solo se ritenuto </text:span><text:span text:style-name="T205">conveniente e senza </text:span><text:span text:style-name="T206">compromettere</text:span><text:span text:style-name="T205"> il resto del progetto</text:span><text:span text:style-name="T204">,</text:span><text:span text:style-name="T203"> modificare anche il codice della classe </text:span><text:span text:style-name="T254">Gialla</text:span><text:span text:style-name="T195"> </text:span><text:span text:style-name="T196">per favorirne la </text:span><text:span text:style-name="T201">testabilita`</text:span><text:span text:style-name="T196">.</text:span></text:p>
      <text:p text:style-name="P32"/>
      <text:p text:style-name="P18"><text:span text:style-name="T57">DOMANDA </text:span><text:span text:style-name="T58">6</text:span><text:span text:style-name="T57"> (</text:span><text:span text:style-name="T59">SOLO PER STUDENTI CHE SOSTENGONO L’ESAME DA 9 CFU </text:span><text:span text:style-name="T60">+</text:span><text:span text:style-name="T56">10</text:span><text:span text:style-name="T57">%)</text:span></text:p>
      <text:p text:style-name="P30"><text:span text:style-name="T54">Il programma termina quando </text:span><text:span text:style-name="T53">viene premuto il tast</text:span><text:span text:style-name="T54">o</text:span><text:span text:style-name="T53"> ESCape. </text:span><text:span text:style-name="T54">Questo dovrebbe causare anche la stampa del messaggio “</text:span><text:span text:style-name="T286">Richiesta la terminazione della simulazione</text:span><text:span text:style-name="T54">“ che invece spesso </text:span><text:span text:style-name="T55">non </text:span><text:span text:style-name="T54">appare perche’ il programma termina prima </text:span><text:span text:style-name="T55">ancora </text:span><text:span text:style-name="T54">che il thread </text:span><text:span text:style-name="T55">adibito alla sua stampa </text:span><text:span text:style-name="T54">arrivi </text:span><text:span text:style-name="T55">ad eseguirla</text:span><text:span text:style-name="T54">. </text:span></text:p>
      <text:p text:style-name="P19"><text:span text:style-name="T53"><text:s/></text:span><text:span text:style-name="T54">Cambiare il codice del metodo </text:span><text:span text:style-name="T285">simula()</text:span><text:span text:style-name="T54"> all’interno della classe </text:span><text:span text:style-name="T285">Simulatore</text:span><text:span text:style-name="T54"> affinché le stampa del messaggio avvenga sempre </text:span><text:span text:style-name="T55">(Non e` possibile cambiare il codice delle altre classi per rispondere a questa domanda).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text-align="start" style:justify-single-word="false" fo:orphans="2" fo:widows="2" style:writing-mode="lr-tb"/>
      <style:text-properties fo:color="#000000" style:font-name="Times New Roman1" fo:font-family="'Times New Roman', serif" fo:font-size="12pt" style:font-name-asian="Times New Roman1" style:font-family-asian="'Times New Roman', serif" style:font-size-asian="12pt" style:language-asian="zxx" style:country-asian="none" style:font-name-complex="Times New Roman1" style:font-family-complex="'Times New Roman', serif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Cour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Courier_20_New" style:display-name="Courier New" style:family="paragraph" style:parent-style-name="Text_20_body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, monospace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it" fo:country="IT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30in" style:num-format="1" style:print-orientation="portrait" fo:margin-top="0.1299in" fo:margin-bottom="0.1299in" fo:margin-left="0.7902in" fo:margin-right="0.3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 programmatore sta implementando una applicazione per la gestione progetti</dc:title>
    <meta:initial-creator>Paolo Merialdo</meta:initial-creator>
    <dc:date>2018-09-20T10:02:00.680935969</dc:date>
    <meta:editing-duration>PT21H4M15S</meta:editing-duration>
    <meta:editing-cycles>205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204" meta:character-count="8735" meta:non-whitespace-character-count="7562"/>
  </office:meta>
</office:document-meta>
</file>